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RSI BEI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Datum</text:p>
          </table:table-cell>
          <table:table-cell office:value-type="string">
            <text:p>close</text:p>
          </table:table-cell>
          <table:table-cell office:value-type="string">
            <text:p>Diff Vortag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Verlust</text:p>
          </table:table-cell>
          <table:table-cell table:style-name="Default" office:value-type="string">
            <text:p>Avg14Win</text:p>
          </table:table-cell>
          <table:table-cell table:style-name="Default" office:value-type="string">
            <text:p>Avg14Loose</text:p>
          </table:table-cell>
          <table:table-cell table:style-name="Default" office:value-type="string">
            <text:p>RSI</text:p>
          </table:table-cell>
          <table:table-cell table:style-name="Default" office:value-type="string">
            <text:p>RSI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.4">
            <text:p>91,4</text:p>
          </table:table-cell>
          <table:table-cell table:formula="of:=[.B3]-[.B4]" office:value-type="float" office:value="-0.259999999999991">
            <text:p>-0,26</text:p>
          </table:table-cell>
          <table:table-cell table:formula="of:=IF([.C3]&gt;0;[.C3];0)" office:value-type="float" office:value="0">
            <text:p>0</text:p>
          </table:table-cell>
          <table:table-cell table:formula="of:=IF([.C3]&lt;0;-[.C3];0)" office:value-type="float" office:value="0.259999999999991">
            <text:p>0,26</text:p>
          </table:table-cell>
          <table:table-cell table:formula="of:=SUM([.D4:.D17])/14" office:value-type="float" office:value="0.201428571428571">
            <text:p>0,2014285714</text:p>
          </table:table-cell>
          <table:table-cell table:formula="of:=SUM([.E4:.E17])/14" office:value-type="float" office:value="0.628571428571428">
            <text:p>0,6285714286</text:p>
          </table:table-cell>
          <table:table-cell table:formula="of:=[.F17]/([.F17]+[.G17])" office:value-type="float" office:value="0.704093567251462">
            <text:p>0,7040935673</text:p>
          </table:table-cell>
          <table:table-cell table:formula="of:=IF([.G17]=0;100;100-(100/(1+[.H17])))" office:value-type="float" office:value="23.5339506172839">
            <text:p>23,5339506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6">
            <text:p>91,66</text:p>
          </table:table-cell>
          <table:table-cell table:formula="of:=[.B4]-[.B5]" office:value-type="float" office:value="0.399999999999991">
            <text:p>0,4</text:p>
          </table:table-cell>
          <table:table-cell table:formula="of:=IF([.C4]&gt;0;[.C4];0)" office:value-type="float" office:value="0.399999999999991">
            <text:p>0,4</text:p>
          </table:table-cell>
          <table:table-cell table:formula="of:=IF([.C4]&lt;0;-[.C4];0)" office:value-type="float" office:value="0">
            <text:p>0</text:p>
          </table:table-cell>
          <table:table-cell table:formula="of:=SUM([.D5:.D18])/14" office:value-type="float" office:value="0.172857142857143">
            <text:p>0,1728571429</text:p>
          </table:table-cell>
          <table:table-cell table:formula="of:=SUM([.E5:.E18])/14" office:value-type="float" office:value="0.797142857142857">
            <text:p>0,7971428571</text:p>
          </table:table-cell>
          <table:table-cell table:formula="of:=[.F18]/([.F18]+[.G18])" office:value-type="float" office:value="0.680995475113122">
            <text:p>0,6809954751</text:p>
          </table:table-cell>
          <table:table-cell table:formula="of:=IF([.G18]=0;100;100-(100/(1+[.H18])))" office:value-type="float" office:value="29.0272373540856">
            <text:p>29,02723735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.26">
            <text:p>91,26</text:p>
          </table:table-cell>
          <table:table-cell table:formula="of:=[.B5]-[.B6]" office:value-type="float" office:value="-0.61999999999999">
            <text:p>-0,62</text:p>
          </table:table-cell>
          <table:table-cell table:formula="of:=IF([.C5]&gt;0;[.C5];0)" office:value-type="float" office:value="0">
            <text:p>0</text:p>
          </table:table-cell>
          <table:table-cell table:formula="of:=IF([.C5]&lt;0;-[.C5];0)" office:value-type="float" office:value="0.61999999999999">
            <text:p>0,62</text:p>
          </table:table-cell>
          <table:table-cell table:formula="of:=SUM([.D6:.D19])/14" office:value-type="float" office:value="0.172857142857143">
            <text:p>0,1728571429</text:p>
          </table:table-cell>
          <table:table-cell table:formula="of:=SUM([.E6:.E19])/14" office:value-type="float" office:value="0.86">
            <text:p>0,86</text:p>
          </table:table-cell>
          <table:table-cell table:formula="of:=[.F19]/([.F19]+[.G19])" office:value-type="float" office:value="0.530864197530864">
            <text:p>0,5308641975</text:p>
          </table:table-cell>
          <table:table-cell table:formula="of:=IF([.G19]=0;100;100-(100/(1+[.H19])))" office:value-type="float" office:value="39.4685039370079">
            <text:p>39,4685039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.88">
            <text:p>91,88</text:p>
          </table:table-cell>
          <table:table-cell table:formula="of:=[.B6]-[.B7]" office:value-type="float" office:value="0.659999999999997">
            <text:p>0,66</text:p>
          </table:table-cell>
          <table:table-cell table:formula="of:=IF([.C6]&gt;0;[.C6];0)" office:value-type="float" office:value="0.659999999999997">
            <text:p>0,66</text:p>
          </table:table-cell>
          <table:table-cell table:formula="of:=IF([.C6]&lt;0;-[.C6];0)" office:value-type="float" office:value="0">
            <text:p>0</text:p>
          </table:table-cell>
          <table:table-cell table:formula="of:=SUM([.D7:.D20])/14" office:value-type="float" office:value="0.125714285714286">
            <text:p>0,1257142857</text:p>
          </table:table-cell>
          <table:table-cell table:formula="of:=SUM([.E7:.E20])/14" office:value-type="float" office:value="0.86">
            <text:p>0,86</text:p>
          </table:table-cell>
          <table:table-cell table:formula="of:=[.F20]/([.F20]+[.G20])" office:value-type="float" office:value="0.534965034965035">
            <text:p>0,534965035</text:p>
          </table:table-cell>
          <table:table-cell table:formula="of:=IF([.G20]=0;100;100-(100/(1+[.H20])))" office:value-type="float" office:value="37.6685934489403">
            <text:p>37,66859344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.22">
            <text:p>91,22</text:p>
          </table:table-cell>
          <table:table-cell table:formula="of:=[.B7]-[.B8]" office:value-type="float" office:value="-1.06">
            <text:p>-1,06</text:p>
          </table:table-cell>
          <table:table-cell table:formula="of:=IF([.C7]&gt;0;[.C7];0)" office:value-type="float" office:value="0">
            <text:p>0</text:p>
          </table:table-cell>
          <table:table-cell table:formula="of:=IF([.C7]&lt;0;-[.C7];0)" office:value-type="float" office:value="1.06">
            <text:p>1,06</text:p>
          </table:table-cell>
          <table:table-cell table:formula="of:=SUM([.D8:.D21])/14" office:value-type="float" office:value="0.154285714285715">
            <text:p>0,1542857143</text:p>
          </table:table-cell>
          <table:table-cell table:formula="of:=SUM([.E8:.E21])/14" office:value-type="float" office:value="0.784285714285715">
            <text:p>0,7842857143</text:p>
          </table:table-cell>
          <table:table-cell table:formula="of:=[.F21]/([.F21]+[.G21])" office:value-type="float" office:value="0.538594969644406">
            <text:p>0,5385949696</text:p>
          </table:table-cell>
          <table:table-cell table:formula="of:=IF([.G21]=0;100;100-(100/(1+[.H21])))" office:value-type="float" office:value="37.5728155339806">
            <text:p>37,5728155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.28">
            <text:p>92,28</text:p>
          </table:table-cell>
          <table:table-cell table:formula="of:=[.B8]-[.B9]" office:value-type="float" office:value="-0.579999999999998">
            <text:p>-0,58</text:p>
          </table:table-cell>
          <table:table-cell table:formula="of:=IF([.C8]&gt;0;[.C8];0)" office:value-type="float" office:value="0">
            <text:p>0</text:p>
          </table:table-cell>
          <table:table-cell table:formula="of:=IF([.C8]&lt;0;-[.C8];0)" office:value-type="float" office:value="0.579999999999998">
            <text:p>0,58</text:p>
          </table:table-cell>
          <table:table-cell table:formula="of:=SUM([.D9:.D22])/14" office:value-type="float" office:value="0.179285714285715">
            <text:p>0,1792857143</text:p>
          </table:table-cell>
          <table:table-cell table:formula="of:=SUM([.E9:.E22])/14" office:value-type="float" office:value="0.742857142857143">
            <text:p>0,7428571429</text:p>
          </table:table-cell>
          <table:table-cell table:formula="of:=[.F22]/([.F22]+[.G22])" office:value-type="float" office:value="0.547426626967248">
            <text:p>0,547426627</text:p>
          </table:table-cell>
          <table:table-cell table:formula="of:=IF([.G22]=0;100;100-(100/(1+[.H22])))" office:value-type="float" office:value="35.6628982528263">
            <text:p>35,66289825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.86">
            <text:p>92,86</text:p>
          </table:table-cell>
          <table:table-cell table:formula="of:=[.B9]-[.B10]" office:value-type="float" office:value="-0.879999999999995">
            <text:p>-0,88</text:p>
          </table:table-cell>
          <table:table-cell table:formula="of:=IF([.C9]&gt;0;[.C9];0)" office:value-type="float" office:value="0">
            <text:p>0</text:p>
          </table:table-cell>
          <table:table-cell table:formula="of:=IF([.C9]&lt;0;-[.C9];0)" office:value-type="float" office:value="0.879999999999995">
            <text:p>0,88</text:p>
          </table:table-cell>
          <table:table-cell table:formula="of:=SUM([.D10:.D23])/14" office:value-type="float" office:value="0.271428571428572">
            <text:p>0,2714285714</text:p>
          </table:table-cell>
          <table:table-cell table:formula="of:=SUM([.E10:.E23])/14" office:value-type="float" office:value="0.680000000000001">
            <text:p>0,68</text:p>
          </table:table-cell>
          <table:table-cell table:formula="of:=[.F23]/([.F23]+[.G23])" office:value-type="float" office:value="0.510132158590308">
            <text:p>0,5101321586</text:p>
          </table:table-cell>
          <table:table-cell table:formula="of:=IF([.G23]=0;100;100-(100/(1+[.H23])))" office:value-type="float" office:value="36.2212943632568">
            <text:p>36,22129436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.74">
            <text:p>93,74</text:p>
          </table:table-cell>
          <table:table-cell table:formula="of:=[.B10]-[.B11]" office:value-type="float" office:value="-1.16000000000001">
            <text:p>-1,16</text:p>
          </table:table-cell>
          <table:table-cell table:formula="of:=IF([.C10]&gt;0;[.C10];0)" office:value-type="float" office:value="0">
            <text:p>0</text:p>
          </table:table-cell>
          <table:table-cell table:formula="of:=IF([.C10]&lt;0;-[.C10];0)" office:value-type="float" office:value="1.16000000000001">
            <text:p>1,16</text:p>
          </table:table-cell>
          <table:table-cell table:formula="of:=SUM([.D11:.D24])/14" office:value-type="float" office:value="0.344285714285715">
            <text:p>0,3442857143</text:p>
          </table:table-cell>
          <table:table-cell table:formula="of:=SUM([.E11:.E24])/14" office:value-type="float" office:value="0.597142857142857">
            <text:p>0,5971428571</text:p>
          </table:table-cell>
          <table:table-cell table:formula="of:=[.F24]/([.F24]+[.G24])" office:value-type="float" office:value="0.447837150127226">
            <text:p>0,4478371501</text:p>
          </table:table-cell>
          <table:table-cell table:formula="of:=IF([.G24]=0;100;100-(100/(1+[.H24])))" office:value-type="float" office:value="40.5797101449276">
            <text:p>40,57971014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.9">
            <text:p>94,9</text:p>
          </table:table-cell>
          <table:table-cell table:formula="of:=[.B11]-[.B12]" office:value-type="float" office:value="0.280000000000001">
            <text:p>0,28</text:p>
          </table:table-cell>
          <table:table-cell table:formula="of:=IF([.C11]&gt;0;[.C11];0)" office:value-type="float" office:value="0.280000000000001">
            <text:p>0,28</text:p>
          </table:table-cell>
          <table:table-cell table:formula="of:=IF([.C11]&lt;0;-[.C11];0)" office:value-type="float" office:value="0">
            <text:p>0</text:p>
          </table:table-cell>
          <table:table-cell table:formula="of:=SUM([.D12:.D25])/14" office:value-type="float" office:value="0.695714285714286">
            <text:p>0,6957142857</text:p>
          </table:table-cell>
          <table:table-cell table:formula="of:=SUM([.E12:.E25])/14" office:value-type="float" office:value="0.597142857142857">
            <text:p>0,5971428571</text:p>
          </table:table-cell>
          <table:table-cell table:formula="of:=[.F25]/([.F25]+[.G25])" office:value-type="float" office:value="0.325388601036269">
            <text:p>0,325388601</text:p>
          </table:table-cell>
          <table:table-cell table:formula="of:=IF([.G25]=0;100;100-(100/(1+[.H25])))" office:value-type="float" office:value="39.9524375743163">
            <text:p>39,95243757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.62">
            <text:p>94,62</text:p>
          </table:table-cell>
          <table:table-cell table:formula="of:=[.B12]-[.B13]" office:value-type="float" office:value="-0.5">
            <text:p>-0,5</text:p>
          </table:table-cell>
          <table:table-cell table:formula="of:=IF([.C12]&gt;0;[.C12];0)" office:value-type="float" office:value="0">
            <text:p>0</text:p>
          </table:table-cell>
          <table:table-cell table:formula="of:=IF([.C12]&lt;0;-[.C12];0)" office:value-type="float" office:value="0.5">
            <text:p>0,5</text:p>
          </table:table-cell>
          <table:table-cell table:formula="of:=SUM([.D13:.D26])/14" office:value-type="float" office:value="0.695714285714286">
            <text:p>0,6957142857</text:p>
          </table:table-cell>
          <table:table-cell table:formula="of:=SUM([.E13:.E26])/14" office:value-type="float" office:value="0.587142857142857">
            <text:p>0,5871428571</text:p>
          </table:table-cell>
          <table:table-cell table:formula="of:=[.F26]/([.F26]+[.G26])" office:value-type="float" office:value="0.3269130661114">
            <text:p>0,3269130661</text:p>
          </table:table-cell>
          <table:table-cell table:formula="of:=IF([.G26]=0;100;100-(100/(1+[.H26])))" office:value-type="float" office:value="41.8114797261717">
            <text:p>41,81147972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.12">
            <text:p>95,12</text:p>
          </table:table-cell>
          <table:table-cell table:formula="of:=[.B13]-[.B14]" office:value-type="float" office:value="1.48">
            <text:p>1,48</text:p>
          </table:table-cell>
          <table:table-cell table:formula="of:=IF([.C13]&gt;0;[.C13];0)" office:value-type="float" office:value="1.48">
            <text:p>1,48</text:p>
          </table:table-cell>
          <table:table-cell table:formula="of:=IF([.C13]&lt;0;-[.C13];0)" office:value-type="float" office:value="0">
            <text:p>0</text:p>
          </table:table-cell>
          <table:table-cell table:formula="of:=SUM([.D14:.D27])/14" office:value-type="float" office:value="0.59">
            <text:p>0,59</text:p>
          </table:table-cell>
          <table:table-cell table:formula="of:=SUM([.E14:.E27])/14" office:value-type="float" office:value="0.592857142857144">
            <text:p>0,5928571429</text:p>
          </table:table-cell>
          <table:table-cell table:formula="of:=[.F27]/([.F27]+[.G27])" office:value-type="float" office:value="0.38102119460501">
            <text:p>0,3810211946</text:p>
          </table:table-cell>
          <table:table-cell table:formula="of:=IF([.G27]=0;100;100-(100/(1+[.H27])))" office:value-type="float" office:value="42.9733393583371">
            <text:p>42,97333935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3.64">
            <text:p>93,64</text:p>
          </table:table-cell>
          <table:table-cell table:formula="of:=[.B14]-[.B15]" office:value-type="float" office:value="-1.84">
            <text:p>-1,84</text:p>
          </table:table-cell>
          <table:table-cell table:formula="of:=IF([.C14]&gt;0;[.C14];0)" office:value-type="float" office:value="0">
            <text:p>0</text:p>
          </table:table-cell>
          <table:table-cell table:formula="of:=IF([.C14]&lt;0;-[.C14];0)" office:value-type="float" office:value="1.84">
            <text:p>1,84</text:p>
          </table:table-cell>
          <table:table-cell table:formula="of:=SUM([.D15:.D28])/14" office:value-type="float" office:value="0.754285714285715">
            <text:p>0,7542857143</text:p>
          </table:table-cell>
          <table:table-cell table:formula="of:=SUM([.E15:.E28])/14" office:value-type="float" office:value="0.461428571428572">
            <text:p>0,4614285714</text:p>
          </table:table-cell>
          <table:table-cell table:formula="of:=[.F28]/([.F28]+[.G28])" office:value-type="float" office:value="0.279243404678944">
            <text:p>0,2792434047</text:p>
          </table:table-cell>
          <table:table-cell table:formula="of:=IF([.G28]=0;100;100-(100/(1+[.H28])))" office:value-type="float" office:value="44.6060037523452">
            <text:p>44,60600375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.48">
            <text:p>95,48</text:p>
          </table:table-cell>
          <table:table-cell table:formula="of:=[.B15]-[.B16]" office:value-type="float" office:value="-1.61999999999999">
            <text:p>-1,62</text:p>
          </table:table-cell>
          <table:table-cell table:formula="of:=IF([.C15]&gt;0;[.C15];0)" office:value-type="float" office:value="0">
            <text:p>0</text:p>
          </table:table-cell>
          <table:table-cell table:formula="of:=IF([.C15]&lt;0;-[.C15];0)" office:value-type="float" office:value="1.61999999999999">
            <text:p>1,62</text:p>
          </table:table-cell>
          <table:table-cell table:formula="of:=SUM([.D16:.D29])/14" office:value-type="float" office:value="0.812857142857144">
            <text:p>0,8128571429</text:p>
          </table:table-cell>
          <table:table-cell table:formula="of:=SUM([.E16:.E29])/14" office:value-type="float" office:value="0.345714285714287">
            <text:p>0,3457142857</text:p>
          </table:table-cell>
          <table:table-cell table:formula="of:=[.F29]/([.F29]+[.G29])" office:value-type="float" office:value="0.288102261553589">
            <text:p>0,2881022616</text:p>
          </table:table-cell>
          <table:table-cell table:formula="of:=IF([.G29]=0;100;100-(100/(1+[.H29])))" office:value-type="float" office:value="40.2287893231649">
            <text:p>40,22878932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.1">
            <text:p>97,1</text:p>
          </table:table-cell>
          <table:table-cell table:formula="of:=[.B16]-[.B17]" office:value-type="float" office:value="0">
            <text:p>0</text:p>
          </table:table-cell>
          <table:table-cell table:formula="of:=IF([.C16]&gt;0;[.C16];0)" office:value-type="float" office:value="0">
            <text:p>0</text:p>
          </table:table-cell>
          <table:table-cell table:formula="of:=IF([.C16]&lt;0;-[.C16];0)" office:value-type="float" office:value="0">
            <text:p>0</text:p>
          </table:table-cell>
          <table:table-cell table:formula="of:=SUM([.D17:.D30])/14" office:value-type="float" office:value="0.86">
            <text:p>0,86</text:p>
          </table:table-cell>
          <table:table-cell table:formula="of:=SUM([.E17:.E30])/14" office:value-type="float" office:value="0.345714285714287">
            <text:p>0,3457142857</text:p>
          </table:table-cell>
          <table:table-cell table:formula="of:=[.F30]/([.F30]+[.G30])" office:value-type="float" office:value="0.273821464393179">
            <text:p>0,2738214644</text:p>
          </table:table-cell>
          <table:table-cell table:formula="of:=IF([.G30]=0;100;100-(100/(1+[.H30])))" office:value-type="float" office:value="40.673339399454">
            <text:p>40,67333939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.1">
            <text:p>97,1</text:p>
          </table:table-cell>
          <table:table-cell table:formula="of:=[.B17]-[.B18]" office:value-type="float" office:value="-0.540000000000006">
            <text:p>-0,54</text:p>
          </table:table-cell>
          <table:table-cell table:formula="of:=IF([.C17]&gt;0;[.C17];0)" office:value-type="float" office:value="0">
            <text:p>0</text:p>
          </table:table-cell>
          <table:table-cell table:formula="of:=IF([.C17]&lt;0;-[.C17];0)" office:value-type="float" office:value="0.540000000000006">
            <text:p>0,54</text:p>
          </table:table-cell>
          <table:table-cell table:formula="of:=SUM([.D18:.D31])/14" office:value-type="float" office:value="0.86">
            <text:p>0,86</text:p>
          </table:table-cell>
          <table:table-cell table:formula="of:=SUM([.E18:.E31])/14" office:value-type="float" office:value="0.361428571428572">
            <text:p>0,3614285714</text:p>
          </table:table-cell>
          <table:table-cell table:formula="of:=[.F31]/([.F31]+[.G31])" office:value-type="float" office:value="0.307769929364278">
            <text:p>0,3077699294</text:p>
          </table:table-cell>
          <table:table-cell table:formula="of:=IF([.G31]=0;100;100-(100/(1+[.H31])))" office:value-type="float" office:value="40.7407407407407">
            <text:p>40,74074074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.64">
            <text:p>97,64</text:p>
          </table:table-cell>
          <table:table-cell table:formula="of:=[.B18]-[.B19]" office:value-type="float" office:value="-2.36">
            <text:p>-2,36</text:p>
          </table:table-cell>
          <table:table-cell table:formula="of:=IF([.C18]&gt;0;[.C18];0)" office:value-type="float" office:value="0">
            <text:p>0</text:p>
          </table:table-cell>
          <table:table-cell table:formula="of:=IF([.C18]&lt;0;-[.C18];0)" office:value-type="float" office:value="2.36">
            <text:p>2,36</text:p>
          </table:table-cell>
          <table:table-cell table:formula="of:=SUM([.D19:.D32])/14" office:value-type="float" office:value="0.86">
            <text:p>0,86</text:p>
          </table:table-cell>
          <table:table-cell table:formula="of:=SUM([.E19:.E32])/14" office:value-type="float" office:value="0.402857142857143">
            <text:p>0,4028571429</text:p>
          </table:table-cell>
          <table:table-cell table:formula="of:=[.F32]/([.F32]+[.G32])" office:value-type="float" office:value="0.408991228070175">
            <text:p>0,4089912281</text:p>
          </table:table-cell>
          <table:table-cell table:formula="of:=IF([.G32]=0;100;100-(100/(1+[.H32])))" office:value-type="float" office:value="35.462962962963">
            <text:p>35,4629629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[.B19]-[.B20]" office:value-type="float" office:value="-1.5">
            <text:p>-1,5</text:p>
          </table:table-cell>
          <table:table-cell table:formula="of:=IF([.C19]&gt;0;[.C19];0)" office:value-type="float" office:value="0">
            <text:p>0</text:p>
          </table:table-cell>
          <table:table-cell table:formula="of:=IF([.C19]&lt;0;-[.C19];0)" office:value-type="float" office:value="1.5">
            <text:p>1,5</text:p>
          </table:table-cell>
          <table:table-cell table:formula="of:=SUM([.D20:.D33])/14" office:value-type="float" office:value="0.86">
            <text:p>0,86</text:p>
          </table:table-cell>
          <table:table-cell table:formula="of:=SUM([.E20:.E33])/14" office:value-type="float" office:value="0.76">
            <text:p>0,76</text:p>
          </table:table-cell>
          <table:table-cell table:formula="of:=[.F33]/([.F33]+[.G33])" office:value-type="float" office:value="0.652032520325203">
            <text:p>0,6520325203</text:p>
          </table:table-cell>
          <table:table-cell table:formula="of:=IF([.G33]=0;100;100-(100/(1+[.H33])))" office:value-type="float" office:value="31.1130587204207">
            <text:p>31,11305872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.5">
            <text:p>101,5</text:p>
          </table:table-cell>
          <table:table-cell table:formula="of:=[.B20]-[.B21]" office:value-type="float" office:value="0">
            <text:p>0</text:p>
          </table:table-cell>
          <table:table-cell table:formula="of:=IF([.C20]&gt;0;[.C20];0)" office:value-type="float" office:value="0">
            <text:p>0</text:p>
          </table:table-cell>
          <table:table-cell table:formula="of:=IF([.C20]&lt;0;-[.C20];0)" office:value-type="float" office:value="0">
            <text:p>0</text:p>
          </table:table-cell>
          <table:table-cell table:formula="of:=SUM([.D21:.D34])/14" office:value-type="float" office:value="0.874285714285714">
            <text:p>0,8742857143</text:p>
          </table:table-cell>
          <table:table-cell table:formula="of:=SUM([.E21:.E34])/14" office:value-type="float" office:value="0.76">
            <text:p>0,76</text:p>
          </table:table-cell>
          <table:table-cell table:formula="of:=[.F34]/([.F34]+[.G34])" office:value-type="float" office:value="0.604327666151468">
            <text:p>0,6043276662</text:p>
          </table:table-cell>
          <table:table-cell table:formula="of:=IF([.G34]=0;100;100-(100/(1+[.H34])))" office:value-type="float" office:value="32.2434150772026">
            <text:p>32,24341507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1.5">
            <text:p>101,5</text:p>
          </table:table-cell>
          <table:table-cell table:formula="of:=[.B21]-[.B22]" office:value-type="float" office:value="0.400000000000006">
            <text:p>0,4</text:p>
          </table:table-cell>
          <table:table-cell table:formula="of:=IF([.C21]&gt;0;[.C21];0)" office:value-type="float" office:value="0.400000000000006">
            <text:p>0,4</text:p>
          </table:table-cell>
          <table:table-cell table:formula="of:=IF([.C21]&lt;0;-[.C21];0)" office:value-type="float" office:value="0">
            <text:p>0</text:p>
          </table:table-cell>
          <table:table-cell table:formula="of:=SUM([.D22:.D35])/14" office:value-type="float" office:value="0.887142857142857">
            <text:p>0,8871428571</text:p>
          </table:table-cell>
          <table:table-cell table:formula="of:=SUM([.E22:.E35])/14" office:value-type="float" office:value="0.76">
            <text:p>0,76</text:p>
          </table:table-cell>
          <table:table-cell table:formula="of:=[.F35]/([.F35]+[.G35])" office:value-type="float" office:value="0.601866251944012">
            <text:p>0,6018662519</text:p>
          </table:table-cell>
          <table:table-cell table:formula="of:=IF([.G35]=0;100;100-(100/(1+[.H35])))" office:value-type="float" office:value="30.6122448979592">
            <text:p>30,6122448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.1">
            <text:p>101,1</text:p>
          </table:table-cell>
          <table:table-cell table:formula="of:=[.B22]-[.B23]" office:value-type="float" office:value="0.349999999999994">
            <text:p>0,35</text:p>
          </table:table-cell>
          <table:table-cell table:formula="of:=IF([.C22]&gt;0;[.C22];0)" office:value-type="float" office:value="0.349999999999994">
            <text:p>0,35</text:p>
          </table:table-cell>
          <table:table-cell table:formula="of:=IF([.C22]&lt;0;-[.C22];0)" office:value-type="float" office:value="0">
            <text:p>0</text:p>
          </table:table-cell>
          <table:table-cell table:formula="of:=SUM([.D23:.D36])/14" office:value-type="float" office:value="0.919285714285715">
            <text:p>0,9192857143</text:p>
          </table:table-cell>
          <table:table-cell table:formula="of:=SUM([.E23:.E36])/14" office:value-type="float" office:value="0.76">
            <text:p>0,76</text:p>
          </table:table-cell>
          <table:table-cell table:formula="of:=[.F36]/([.F36]+[.G36])" office:value-type="float" office:value="0.554313099041534">
            <text:p>0,554313099</text:p>
          </table:table-cell>
          <table:table-cell table:formula="of:=IF([.G36]=0;100;100-(100/(1+[.H36])))" office:value-type="float" office:value="32.3187108325873">
            <text:p>32,318710832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.75">
            <text:p>100,75</text:p>
          </table:table-cell>
          <table:table-cell table:formula="of:=[.B23]-[.B24]" office:value-type="float" office:value="1.29000000000001">
            <text:p>1,29</text:p>
          </table:table-cell>
          <table:table-cell table:formula="of:=IF([.C23]&gt;0;[.C23];0)" office:value-type="float" office:value="1.29000000000001">
            <text:p>1,29</text:p>
          </table:table-cell>
          <table:table-cell table:formula="of:=IF([.C23]&lt;0;-[.C23];0)" office:value-type="float" office:value="0">
            <text:p>0</text:p>
          </table:table-cell>
          <table:table-cell table:formula="of:=SUM([.D24:.D37])/14" office:value-type="float" office:value="0.827142857142857">
            <text:p>0,8271428571</text:p>
          </table:table-cell>
          <table:table-cell table:formula="of:=SUM([.E24:.E37])/14" office:value-type="float" office:value="0.794285714285715">
            <text:p>0,7942857143</text:p>
          </table:table-cell>
          <table:table-cell table:formula="of:=[.F37]/([.F37]+[.G37])" office:value-type="float" office:value="0.567921440261866">
            <text:p>0,5679214403</text:p>
          </table:table-cell>
          <table:table-cell table:formula="of:=IF([.G37]=0;100;100-(100/(1+[.H37])))" office:value-type="float" office:value="31.8904593639576">
            <text:p>31,8904593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.46">
            <text:p>99,46</text:p>
          </table:table-cell>
          <table:table-cell table:formula="of:=[.B24]-[.B25]" office:value-type="float" office:value="1.02">
            <text:p>1,02</text:p>
          </table:table-cell>
          <table:table-cell table:formula="of:=IF([.C24]&gt;0;[.C24];0)" office:value-type="float" office:value="1.02">
            <text:p>1,02</text:p>
          </table:table-cell>
          <table:table-cell table:formula="of:=IF([.C24]&lt;0;-[.C24];0)" office:value-type="float" office:value="0">
            <text:p>0</text:p>
          </table:table-cell>
          <table:table-cell table:formula="of:=SUM([.D25:.D38])/14" office:value-type="float" office:value="0.754285714285714">
            <text:p>0,7542857143</text:p>
          </table:table-cell>
          <table:table-cell table:formula="of:=SUM([.E25:.E38])/14" office:value-type="float" office:value="0.930000000000001">
            <text:p>0,93</text:p>
          </table:table-cell>
          <table:table-cell table:formula="of:=[.F38]/([.F38]+[.G38])" office:value-type="float" office:value="0.682926829268293">
            <text:p>0,6829268293</text:p>
          </table:table-cell>
          <table:table-cell table:formula="of:=IF([.G38]=0;100;100-(100/(1+[.H38])))" office:value-type="float" office:value="30.4964539007092">
            <text:p>30,49645390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8.44">
            <text:p>98,44</text:p>
          </table:table-cell>
          <table:table-cell table:formula="of:=[.B25]-[.B26]" office:value-type="float" office:value="5.2">
            <text:p>5,2</text:p>
          </table:table-cell>
          <table:table-cell table:formula="of:=IF([.C25]&gt;0;[.C25];0)" office:value-type="float" office:value="5.2">
            <text:p>5,2</text:p>
          </table:table-cell>
          <table:table-cell table:formula="of:=IF([.C25]&lt;0;-[.C25];0)" office:value-type="float" office:value="0">
            <text:p>0</text:p>
          </table:table-cell>
          <table:table-cell table:formula="of:=SUM([.D26:.D39])/14" office:value-type="float" office:value="0.448571428571429">
            <text:p>0,4485714286</text:p>
          </table:table-cell>
          <table:table-cell table:formula="of:=SUM([.E26:.E39])/14" office:value-type="float" office:value="0.930000000000001">
            <text:p>0,93</text:p>
          </table:table-cell>
          <table:table-cell table:formula="of:=[.F39]/([.F39]+[.G39])" office:value-type="float" office:value="0.665346534653466">
            <text:p>0,6653465347</text:p>
          </table:table-cell>
          <table:table-cell table:formula="of:=IF([.G39]=0;100;100-(100/(1+[.H39])))" office:value-type="float" office:value="32.9457364341085">
            <text:p>32,94573643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3.24">
            <text:p>93,24</text:p>
          </table:table-cell>
          <table:table-cell table:formula="of:=[.B26]-[.B27]" office:value-type="float" office:value="-0.359999999999999">
            <text:p>-0,36</text:p>
          </table:table-cell>
          <table:table-cell table:formula="of:=IF([.C26]&gt;0;[.C26];0)" office:value-type="float" office:value="0">
            <text:p>0</text:p>
          </table:table-cell>
          <table:table-cell table:formula="of:=IF([.C26]&lt;0;-[.C26];0)" office:value-type="float" office:value="0.359999999999999">
            <text:p>0,36</text:p>
          </table:table-cell>
          <table:table-cell table:formula="of:=SUM([.D27:.D40])/14" office:value-type="float" office:value="0.448571428571429">
            <text:p>0,4485714286</text:p>
          </table:table-cell>
          <table:table-cell table:formula="of:=SUM([.E27:.E40])/14" office:value-type="float" office:value="0.923571428571429">
            <text:p>0,9235714286</text:p>
          </table:table-cell>
          <table:table-cell table:formula="of:=[.F40]/([.F40]+[.G40])" office:value-type="float" office:value="0.718552036199095">
            <text:p>0,7185520362</text:p>
          </table:table-cell>
          <table:table-cell table:formula="of:=IF([.G40]=0;100;100-(100/(1+[.H40])))" office:value-type="float" office:value="30.1324503311258">
            <text:p>30,13245033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3.6">
            <text:p>93,6</text:p>
          </table:table-cell>
          <table:table-cell table:formula="of:=[.B27]-[.B28]" office:value-type="float" office:value="-0.0800000000000125">
            <text:p>-0,08</text:p>
          </table:table-cell>
          <table:table-cell table:formula="of:=IF([.C27]&gt;0;[.C27];0)" office:value-type="float" office:value="0">
            <text:p>0</text:p>
          </table:table-cell>
          <table:table-cell table:formula="of:=IF([.C27]&lt;0;-[.C27];0)" office:value-type="float" office:value="0.0800000000000125">
            <text:p>0,08</text:p>
          </table:table-cell>
          <table:table-cell table:formula="of:=SUM([.D28:.D41])/14" office:value-type="float" office:value="0.565">
            <text:p>0,565</text:p>
          </table:table-cell>
          <table:table-cell table:formula="of:=SUM([.E28:.E41])/14" office:value-type="float" office:value="0.917857142857142">
            <text:p>0,9178571429</text:p>
          </table:table-cell>
          <table:table-cell table:formula="of:=[.F41]/([.F41]+[.G41])" office:value-type="float" office:value="0.753565768621236">
            <text:p>0,7535657686</text:p>
          </table:table-cell>
          <table:table-cell table:formula="of:=IF([.G41]=0;100;100-(100/(1+[.H41])))" office:value-type="float" office:value="25.2577319587629">
            <text:p>25,25773195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3.68">
            <text:p>93,68</text:p>
          </table:table-cell>
          <table:table-cell table:formula="of:=[.B28]-[.B29]" office:value-type="float" office:value="2.30000000000001">
            <text:p>2,3</text:p>
          </table:table-cell>
          <table:table-cell table:formula="of:=IF([.C28]&gt;0;[.C28];0)" office:value-type="float" office:value="2.30000000000001">
            <text:p>2,3</text:p>
          </table:table-cell>
          <table:table-cell table:formula="of:=IF([.C28]&lt;0;-[.C28];0)" office:value-type="float" office:value="0">
            <text:p>0</text:p>
          </table:table-cell>
          <table:table-cell table:formula="of:=SUM([.D29:.D42])/14" office:value-type="float" office:value="0.400714285714285">
            <text:p>0,4007142857</text:p>
          </table:table-cell>
          <table:table-cell table:formula="of:=SUM([.E29:.E42])/14" office:value-type="float" office:value="1.03428571428571">
            <text:p>1,0342857143</text:p>
          </table:table-cell>
          <table:table-cell table:formula="of:=[.F42]/([.F42]+[.G42])" office:value-type="float" office:value="0.805249788314987">
            <text:p>0,8052497883</text:p>
          </table:table-cell>
          <table:table-cell table:formula="of:=IF([.G42]=0;100;100-(100/(1+[.H42])))" office:value-type="float" office:value="23.1568998109641">
            <text:p>23,1568998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1.38">
            <text:p>91,38</text:p>
          </table:table-cell>
          <table:table-cell table:formula="of:=[.B29]-[.B30]" office:value-type="float" office:value="0.819999999999993">
            <text:p>0,82</text:p>
          </table:table-cell>
          <table:table-cell table:formula="of:=IF([.C29]&gt;0;[.C29];0)" office:value-type="float" office:value="0.819999999999993">
            <text:p>0,82</text:p>
          </table:table-cell>
          <table:table-cell table:formula="of:=IF([.C29]&lt;0;-[.C29];0)" office:value-type="float" office:value="0">
            <text:p>0</text:p>
          </table:table-cell>
          <table:table-cell table:formula="of:=SUM([.D30:.D43])/14" office:value-type="float" office:value="0.418571428571428">
            <text:p>0,4185714286</text:p>
          </table:table-cell>
          <table:table-cell table:formula="of:=SUM([.E30:.E43])/14" office:value-type="float" office:value="1.03428571428571">
            <text:p>1,0342857143</text:p>
          </table:table-cell>
          <table:table-cell table:formula="of:=[.F43]/([.F43]+[.G43])" office:value-type="float" office:value="0.67304625199362">
            <text:p>0,673046252</text:p>
          </table:table-cell>
          <table:table-cell table:formula="of:=IF([.G43]=0;100;100-(100/(1+[.H43])))" office:value-type="float" office:value="26.9749518304432">
            <text:p>26,97495183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.56">
            <text:p>90,56</text:p>
          </table:table-cell>
          <table:table-cell table:formula="of:=[.B30]-[.B31]" office:value-type="float" office:value="0.659999999999997">
            <text:p>0,66</text:p>
          </table:table-cell>
          <table:table-cell table:formula="of:=IF([.C30]&gt;0;[.C30];0)" office:value-type="float" office:value="0.659999999999997">
            <text:p>0,66</text:p>
          </table:table-cell>
          <table:table-cell table:formula="of:=IF([.C30]&lt;0;-[.C30];0)" office:value-type="float" office:value="0">
            <text:p>0</text:p>
          </table:table-cell>
          <table:table-cell table:formula="of:=SUM([.D31:.D44])/14" office:value-type="float" office:value="0.39">
            <text:p>0,39</text:p>
          </table:table-cell>
          <table:table-cell table:formula="of:=SUM([.E31:.E44])/14" office:value-type="float" office:value="1.03428571428571">
            <text:p>1,0342857143</text:p>
          </table:table-cell>
          <table:table-cell table:formula="of:=[.F44]/([.F44]+[.G44])" office:value-type="float" office:value="0.685582822085889">
            <text:p>0,6855828221</text:p>
          </table:table-cell>
          <table:table-cell table:formula="of:=IF([.G44]=0;100;100-(100/(1+[.H44])))" office:value-type="float" office:value="27.9926335174954">
            <text:p>27,99263351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9.9">
            <text:p>89,9</text:p>
          </table:table-cell>
          <table:table-cell table:formula="of:=[.B31]-[.B32]" office:value-type="float" office:value="-0.759999999999991">
            <text:p>-0,76</text:p>
          </table:table-cell>
          <table:table-cell table:formula="of:=IF([.C31]&gt;0;[.C31];0)" office:value-type="float" office:value="0">
            <text:p>0</text:p>
          </table:table-cell>
          <table:table-cell table:formula="of:=IF([.C31]&lt;0;-[.C31];0)" office:value-type="float" office:value="0.759999999999991">
            <text:p>0,76</text:p>
          </table:table-cell>
          <table:table-cell table:formula="of:=SUM([.D32:.D45])/14" office:value-type="float" office:value="0.435714285714285">
            <text:p>0,4357142857</text:p>
          </table:table-cell>
          <table:table-cell table:formula="of:=SUM([.E32:.E45])/14" office:value-type="float" office:value="0.98">
            <text:p>0,98</text:p>
          </table:table-cell>
          <table:table-cell table:formula="of:=[.F45]/([.F45]+[.G45])" office:value-type="float" office:value="0.6875">
            <text:p>0,6875</text:p>
          </table:table-cell>
          <table:table-cell table:formula="of:=IF([.G45]=0;100;100-(100/(1+[.H45])))" office:value-type="float" office:value="28.0733944954128">
            <text:p>28,07339449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.66">
            <text:p>90,66</text:p>
          </table:table-cell>
          <table:table-cell table:formula="of:=[.B32]-[.B33]" office:value-type="float" office:value="-2.94">
            <text:p>-2,94</text:p>
          </table:table-cell>
          <table:table-cell table:formula="of:=IF([.C32]&gt;0;[.C32];0)" office:value-type="float" office:value="0">
            <text:p>0</text:p>
          </table:table-cell>
          <table:table-cell table:formula="of:=IF([.C32]&lt;0;-[.C32];0)" office:value-type="float" office:value="2.94">
            <text:p>2,94</text:p>
          </table:table-cell>
          <table:table-cell table:formula="of:=SUM([.D33:.D46])/14" office:value-type="float" office:value="0.532857142857142">
            <text:p>0,5328571429</text:p>
          </table:table-cell>
          <table:table-cell table:formula="of:=SUM([.E33:.E46])/14" office:value-type="float" office:value="0.77">
            <text:p>0,77</text:p>
          </table:table-cell>
          <table:table-cell table:formula="of:=[.F46]/([.F46]+[.G46])" office:value-type="float" office:value="0.549497847919655">
            <text:p>0,5494978479</text:p>
          </table:table-cell>
          <table:table-cell table:formula="of:=IF([.G46]=0;100;100-(100/(1+[.H46])))" office:value-type="float" office:value="31.5684315684316">
            <text:p>31,56843156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.6">
            <text:p>93,6</text:p>
          </table:table-cell>
          <table:table-cell table:formula="of:=[.B33]-[.B34]" office:value-type="float" office:value="-6.5">
            <text:p>-6,5</text:p>
          </table:table-cell>
          <table:table-cell table:formula="of:=IF([.C33]&gt;0;[.C33];0)" office:value-type="float" office:value="0">
            <text:p>0</text:p>
          </table:table-cell>
          <table:table-cell table:formula="of:=IF([.C33]&lt;0;-[.C33];0)" office:value-type="float" office:value="6.5">
            <text:p>6,5</text:p>
          </table:table-cell>
          <table:table-cell table:formula="of:=SUM([.D34:.D47])/14" office:value-type="float" office:value="0.572857142857143">
            <text:p>0,5728571429</text:p>
          </table:table-cell>
          <table:table-cell table:formula="of:=SUM([.E34:.E47])/14" office:value-type="float" office:value="0.305714285714286">
            <text:p>0,3057142857</text:p>
          </table:table-cell>
          <table:table-cell table:formula="of:=[.F47]/([.F47]+[.G47])" office:value-type="float" office:value="0.451653944020356">
            <text:p>0,451653944</text:p>
          </table:table-cell>
          <table:table-cell table:formula="of:=IF([.G47]=0;100;100-(100/(1+[.H47])))" office:value-type="float" office:value="34.3105320304017">
            <text:p>34,31053203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.1">
            <text:p>100,1</text:p>
          </table:table-cell>
          <table:table-cell table:formula="of:=[.B34]-[.B35]" office:value-type="float" office:value="0.199999999999989">
            <text:p>0,2</text:p>
          </table:table-cell>
          <table:table-cell table:formula="of:=IF([.C34]&gt;0;[.C34];0)" office:value-type="float" office:value="0.199999999999989">
            <text:p>0,2</text:p>
          </table:table-cell>
          <table:table-cell table:formula="of:=IF([.C34]&lt;0;-[.C34];0)" office:value-type="float" office:value="0">
            <text:p>0</text:p>
          </table:table-cell>
          <table:table-cell table:formula="of:=SUM([.D35:.D48])/14" office:value-type="float" office:value="0.558571428571429">
            <text:p>0,5585714286</text:p>
          </table:table-cell>
          <table:table-cell table:formula="of:=SUM([.E35:.E48])/14" office:value-type="float" office:value="0.365714285714286">
            <text:p>0,3657142857</text:p>
          </table:table-cell>
          <table:table-cell table:formula="of:=[.F48]/([.F48]+[.G48])" office:value-type="float" office:value="0.475871313672922">
            <text:p>0,4758713137</text:p>
          </table:table-cell>
          <table:table-cell table:formula="of:=IF([.G48]=0;100;100-(100/(1+[.H48])))" office:value-type="float" office:value="35.036496350365">
            <text:p>35,03649635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.9">
            <text:p>99,9</text:p>
          </table:table-cell>
          <table:table-cell table:formula="of:=[.B35]-[.B36]" office:value-type="float" office:value="0.580000000000013">
            <text:p>0,58</text:p>
          </table:table-cell>
          <table:table-cell table:formula="of:=IF([.C35]&gt;0;[.C35];0)" office:value-type="float" office:value="0.580000000000013">
            <text:p>0,58</text:p>
          </table:table-cell>
          <table:table-cell table:formula="of:=IF([.C35]&lt;0;-[.C35];0)" office:value-type="float" office:value="0">
            <text:p>0</text:p>
          </table:table-cell>
          <table:table-cell table:formula="of:=SUM([.D36:.D49])/14" office:value-type="float" office:value="0.552857142857143">
            <text:p>0,5528571429</text:p>
          </table:table-cell>
          <table:table-cell table:formula="of:=SUM([.E36:.E49])/14" office:value-type="float" office:value="0.365714285714286">
            <text:p>0,3657142857</text:p>
          </table:table-cell>
          <table:table-cell table:formula="of:=[.F49]/([.F49]+[.G49])" office:value-type="float" office:value="0.441176470588236">
            <text:p>0,4411764706</text:p>
          </table:table-cell>
          <table:table-cell table:formula="of:=IF([.G49]=0;100;100-(100/(1+[.H49])))" office:value-type="float" office:value="37.5239923224568">
            <text:p>37,52399232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.32">
            <text:p>99,32</text:p>
          </table:table-cell>
          <table:table-cell table:formula="of:=[.B36]-[.B37]" office:value-type="float" office:value="0.799999999999997">
            <text:p>0,8</text:p>
          </table:table-cell>
          <table:table-cell table:formula="of:=IF([.C36]&gt;0;[.C36];0)" office:value-type="float" office:value="0.799999999999997">
            <text:p>0,8</text:p>
          </table:table-cell>
          <table:table-cell table:formula="of:=IF([.C36]&lt;0;-[.C36];0)" office:value-type="float" office:value="0">
            <text:p>0</text:p>
          </table:table-cell>
          <table:table-cell table:formula="of:=SUM([.D37:.D50])/14" office:value-type="float" office:value="0.495714285714286">
            <text:p>0,4957142857</text:p>
          </table:table-cell>
          <table:table-cell table:formula="of:=SUM([.E37:.E50])/14" office:value-type="float" office:value="0.398571428571428">
            <text:p>0,3985714286</text:p>
          </table:table-cell>
          <table:table-cell table:formula="of:=[.F50]/([.F50]+[.G50])" office:value-type="float" office:value="0.477513227513227">
            <text:p>0,4775132275</text:p>
          </table:table-cell>
          <table:table-cell table:formula="of:=IF([.G50]=0;100;100-(100/(1+[.H50])))" office:value-type="float" office:value="35.6435643564357">
            <text:p>35,643564356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8.52">
            <text:p>98,52</text:p>
          </table:table-cell>
          <table:table-cell table:formula="of:=[.B37]-[.B38]" office:value-type="float" office:value="-0.480000000000004">
            <text:p>-0,48</text:p>
          </table:table-cell>
          <table:table-cell table:formula="of:=IF([.C37]&gt;0;[.C37];0)" office:value-type="float" office:value="0">
            <text:p>0</text:p>
          </table:table-cell>
          <table:table-cell table:formula="of:=IF([.C37]&lt;0;-[.C37];0)" office:value-type="float" office:value="0.480000000000004">
            <text:p>0,48</text:p>
          </table:table-cell>
          <table:table-cell table:formula="of:=SUM([.D38:.D51])/14" office:value-type="float" office:value="0.495714285714286">
            <text:p>0,4957142857</text:p>
          </table:table-cell>
          <table:table-cell table:formula="of:=SUM([.E38:.E51])/14" office:value-type="float" office:value="0.377142857142857">
            <text:p>0,3771428571</text:p>
          </table:table-cell>
          <table:table-cell table:formula="of:=[.F51]/([.F51]+[.G51])" office:value-type="float" office:value="0.46822308690013">
            <text:p>0,4682230869</text:p>
          </table:table-cell>
          <table:table-cell table:formula="of:=IF([.G51]=0;100;100-(100/(1+[.H51])))" office:value-type="float" office:value="38.4948096885813">
            <text:p>38,494809688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table:formula="of:=[.B38]-[.B39]" office:value-type="float" office:value="-1.90000000000001">
            <text:p>-1,9</text:p>
          </table:table-cell>
          <table:table-cell table:formula="of:=IF([.C38]&gt;0;[.C38];0)" office:value-type="float" office:value="0">
            <text:p>0</text:p>
          </table:table-cell>
          <table:table-cell table:formula="of:=IF([.C38]&lt;0;-[.C38];0)" office:value-type="float" office:value="1.90000000000001">
            <text:p>1,9</text:p>
          </table:table-cell>
          <table:table-cell table:formula="of:=SUM([.D39:.D52])/14" office:value-type="float" office:value="0.52">
            <text:p>0,52</text:p>
          </table:table-cell>
          <table:table-cell table:formula="of:=SUM([.E39:.E52])/14" office:value-type="float" office:value="0.241428571428571">
            <text:p>0,2414285714</text:p>
          </table:table-cell>
          <table:table-cell table:formula="of:=[.F52]/([.F52]+[.G52])" office:value-type="float" office:value="0.438775510204082">
            <text:p>0,4387755102</text:p>
          </table:table-cell>
          <table:table-cell table:formula="of:=IF([.G52]=0;100;100-(100/(1+[.H52])))" office:value-type="float" office:value="39.6309314586995">
            <text:p>39,630931458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.9">
            <text:p>100,9</text:p>
          </table:table-cell>
          <table:table-cell table:formula="of:=[.B39]-[.B40]" office:value-type="float" office:value="0.920000000000002">
            <text:p>0,92</text:p>
          </table:table-cell>
          <table:table-cell table:formula="of:=IF([.C39]&gt;0;[.C39];0)" office:value-type="float" office:value="0.920000000000002">
            <text:p>0,92</text:p>
          </table:table-cell>
          <table:table-cell table:formula="of:=IF([.C39]&lt;0;-[.C39];0)" office:value-type="float" office:value="0">
            <text:p>0</text:p>
          </table:table-cell>
          <table:table-cell table:formula="of:=SUM([.D40:.D53])/14" office:value-type="float" office:value="0.48">
            <text:p>0,48</text:p>
          </table:table-cell>
          <table:table-cell table:formula="of:=SUM([.E40:.E53])/14" office:value-type="float" office:value="0.241428571428571">
            <text:p>0,2414285714</text:p>
          </table:table-cell>
          <table:table-cell table:formula="of:=[.F53]/([.F53]+[.G53])" office:value-type="float" office:value="0.491329479768786">
            <text:p>0,4913294798</text:p>
          </table:table-cell>
          <table:table-cell table:formula="of:=IF([.G53]=0;100;100-(100/(1+[.H53])))" office:value-type="float" office:value="37.9591836734694">
            <text:p>37,959183673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.98">
            <text:p>99,98</text:p>
          </table:table-cell>
          <table:table-cell table:formula="of:=[.B40]-[.B41]" office:value-type="float" office:value="-0.269999999999996">
            <text:p>-0,27</text:p>
          </table:table-cell>
          <table:table-cell table:formula="of:=IF([.C40]&gt;0;[.C40];0)" office:value-type="float" office:value="0">
            <text:p>0</text:p>
          </table:table-cell>
          <table:table-cell table:formula="of:=IF([.C40]&lt;0;-[.C40];0)" office:value-type="float" office:value="0.269999999999996">
            <text:p>0,27</text:p>
          </table:table-cell>
          <table:table-cell table:formula="of:=SUM([.D41:.D54])/14" office:value-type="float" office:value="0.567142857142857">
            <text:p>0,5671428571</text:p>
          </table:table-cell>
          <table:table-cell table:formula="of:=SUM([.E41:.E54])/14" office:value-type="float" office:value="0.222142857142857">
            <text:p>0,2221428571</text:p>
          </table:table-cell>
          <table:table-cell table:formula="of:=[.F54]/([.F54]+[.G54])" office:value-type="float" office:value="0.431279620853081">
            <text:p>0,4312796209</text:p>
          </table:table-cell>
          <table:table-cell table:formula="of:=IF([.G54]=0;100;100-(100/(1+[.H54])))" office:value-type="float" office:value="39.323467230444">
            <text:p>39,32346723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.25">
            <text:p>100,25</text:p>
          </table:table-cell>
          <table:table-cell table:formula="of:=[.B41]-[.B42]" office:value-type="float" office:value="1.63">
            <text:p>1,63</text:p>
          </table:table-cell>
          <table:table-cell table:formula="of:=IF([.C41]&gt;0;[.C41];0)" office:value-type="float" office:value="1.63">
            <text:p>1,63</text:p>
          </table:table-cell>
          <table:table-cell table:formula="of:=IF([.C41]&lt;0;-[.C41];0)" office:value-type="float" office:value="0">
            <text:p>0</text:p>
          </table:table-cell>
          <table:table-cell table:formula="of:=SUM([.D42:.D55])/14" office:value-type="float" office:value="0.679285714285715">
            <text:p>0,6792857143</text:p>
          </table:table-cell>
          <table:table-cell table:formula="of:=SUM([.E42:.E55])/14" office:value-type="float" office:value="0.222142857142857">
            <text:p>0,2221428571</text:p>
          </table:table-cell>
          <table:table-cell table:formula="of:=[.F55]/([.F55]+[.G55])" office:value-type="float" office:value="0.337931034482758">
            <text:p>0,3379310345</text:p>
          </table:table-cell>
          <table:table-cell table:formula="of:=IF([.G55]=0;100;100-(100/(1+[.H55])))" office:value-type="float" office:value="35.9782608695652">
            <text:p>35,97826086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8.62">
            <text:p>98,62</text:p>
          </table:table-cell>
          <table:table-cell table:formula="of:=[.B42]-[.B43]" office:value-type="float" office:value="-1.63">
            <text:p>-1,63</text:p>
          </table:table-cell>
          <table:table-cell table:formula="of:=IF([.C42]&gt;0;[.C42];0)" office:value-type="float" office:value="0">
            <text:p>0</text:p>
          </table:table-cell>
          <table:table-cell table:formula="of:=IF([.C42]&lt;0;-[.C42];0)" office:value-type="float" office:value="1.63">
            <text:p>1,63</text:p>
          </table:table-cell>
          <table:table-cell table:formula="of:=SUM([.D43:.D56])/14" office:value-type="float" office:value="0.679285714285715">
            <text:p>0,6792857143</text:p>
          </table:table-cell>
          <table:table-cell table:formula="of:=SUM([.E43:.E56])/14" office:value-type="float" office:value="0.164285714285715">
            <text:p>0,1642857143</text:p>
          </table:table-cell>
          <table:table-cell table:formula="of:=[.F56]/([.F56]+[.G56])" office:value-type="float" office:value="0.301353013530135">
            <text:p>0,3013530135</text:p>
          </table:table-cell>
          <table:table-cell table:formula="of:=IF([.G56]=0;100;100-(100/(1+[.H56])))" office:value-type="float" office:value="41.3233458177278">
            <text:p>41,323345817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.25">
            <text:p>100,25</text:p>
          </table:table-cell>
          <table:table-cell table:formula="of:=[.B43]-[.B44]" office:value-type="float" office:value="1.06999999999999">
            <text:p>1,07</text:p>
          </table:table-cell>
          <table:table-cell table:formula="of:=IF([.C43]&gt;0;[.C43];0)" office:value-type="float" office:value="1.06999999999999">
            <text:p>1,07</text:p>
          </table:table-cell>
          <table:table-cell table:formula="of:=IF([.C43]&lt;0;-[.C43];0)" office:value-type="float" office:value="0">
            <text:p>0</text:p>
          </table:table-cell>
          <table:table-cell table:formula="of:=SUM([.D44:.D57])/14" office:value-type="float" office:value="0.602857142857144">
            <text:p>0,6028571429</text:p>
          </table:table-cell>
          <table:table-cell table:formula="of:=SUM([.E44:.E57])/14" office:value-type="float" office:value="0.292857142857143">
            <text:p>0,2928571429</text:p>
          </table:table-cell>
          <table:table-cell table:formula="of:=[.F57]/([.F57]+[.G57])" office:value-type="float" office:value="0.369393139841689">
            <text:p>0,3693931398</text:p>
          </table:table-cell>
          <table:table-cell table:formula="of:=IF([.G57]=0;100;100-(100/(1+[.H57])))" office:value-type="float" office:value="37.5634517766497">
            <text:p>37,563451776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.18">
            <text:p>99,18</text:p>
          </table:table-cell>
          <table:table-cell table:formula="of:=[.B44]-[.B45]" office:value-type="float" office:value="0.260000000000005">
            <text:p>0,26</text:p>
          </table:table-cell>
          <table:table-cell table:formula="of:=IF([.C44]&gt;0;[.C44];0)" office:value-type="float" office:value="0.260000000000005">
            <text:p>0,26</text:p>
          </table:table-cell>
          <table:table-cell table:formula="of:=IF([.C44]&lt;0;-[.C44];0)" office:value-type="float" office:value="0">
            <text:p>0</text:p>
          </table:table-cell>
          <table:table-cell table:formula="of:=SUM([.D45:.D58])/14" office:value-type="float" office:value="0.638571428571429">
            <text:p>0,6385714286</text:p>
          </table:table-cell>
          <table:table-cell table:formula="of:=SUM([.E45:.E58])/14" office:value-type="float" office:value="0.292857142857143">
            <text:p>0,2928571429</text:p>
          </table:table-cell>
          <table:table-cell table:formula="of:=[.F58]/([.F58]+[.G58])" office:value-type="float" office:value="0.388746803069053">
            <text:p>0,3887468031</text:p>
          </table:table-cell>
          <table:table-cell table:formula="of:=IF([.G58]=0;100;100-(100/(1+[.H58])))" office:value-type="float" office:value="33.9622641509434">
            <text:p>33,962264150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8.92">
            <text:p>98,92</text:p>
          </table:table-cell>
          <table:table-cell table:formula="of:=[.B45]-[.B46]" office:value-type="float" office:value="0.640000000000001">
            <text:p>0,64</text:p>
          </table:table-cell>
          <table:table-cell table:formula="of:=IF([.C45]&gt;0;[.C45];0)" office:value-type="float" office:value="0.640000000000001">
            <text:p>0,64</text:p>
          </table:table-cell>
          <table:table-cell table:formula="of:=IF([.C45]&lt;0;-[.C45];0)" office:value-type="float" office:value="0">
            <text:p>0</text:p>
          </table:table-cell>
          <table:table-cell table:formula="of:=SUM([.D46:.D59])/14" office:value-type="float" office:value="0.644285714285715">
            <text:p>0,6442857143</text:p>
          </table:table-cell>
          <table:table-cell table:formula="of:=SUM([.E46:.E59])/14" office:value-type="float" office:value="0.292857142857143">
            <text:p>0,2928571429</text:p>
          </table:table-cell>
          <table:table-cell table:formula="of:=[.F59]/([.F59]+[.G59])" office:value-type="float" office:value="0.390306122448979">
            <text:p>0,3903061224</text:p>
          </table:table-cell>
          <table:table-cell table:formula="of:=IF([.G59]=0;100;100-(100/(1+[.H59])))" office:value-type="float" office:value="36.4749082007344">
            <text:p>36,474908200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8.28">
            <text:p>98,28</text:p>
          </table:table-cell>
          <table:table-cell table:formula="of:=[.B46]-[.B47]" office:value-type="float" office:value="1.36">
            <text:p>1,36</text:p>
          </table:table-cell>
          <table:table-cell table:formula="of:=IF([.C46]&gt;0;[.C46];0)" office:value-type="float" office:value="1.36">
            <text:p>1,36</text:p>
          </table:table-cell>
          <table:table-cell table:formula="of:=IF([.C46]&lt;0;-[.C46];0)" office:value-type="float" office:value="0">
            <text:p>0</text:p>
          </table:table-cell>
          <table:table-cell table:formula="of:=SUM([.D47:.D60])/14" office:value-type="float" office:value="0.547142857142858">
            <text:p>0,5471428571</text:p>
          </table:table-cell>
          <table:table-cell table:formula="of:=SUM([.E47:.E60])/14" office:value-type="float" office:value="0.44857142857143">
            <text:p>0,4485714286</text:p>
          </table:table-cell>
          <table:table-cell table:formula="of:=[.F60]/([.F60]+[.G60])" office:value-type="float" office:value="0.461313868613139">
            <text:p>0,4613138686</text:p>
          </table:table-cell>
          <table:table-cell table:formula="of:=IF([.G60]=0;100;100-(100/(1+[.H60])))" office:value-type="float" office:value="35.5995055624227">
            <text:p>35,59950556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6.92">
            <text:p>96,92</text:p>
          </table:table-cell>
          <table:table-cell table:formula="of:=[.B47]-[.B48]" office:value-type="float" office:value="0.560000000000002">
            <text:p>0,56</text:p>
          </table:table-cell>
          <table:table-cell table:formula="of:=IF([.C47]&gt;0;[.C47];0)" office:value-type="float" office:value="0.560000000000002">
            <text:p>0,56</text:p>
          </table:table-cell>
          <table:table-cell table:formula="of:=IF([.C47]&lt;0;-[.C47];0)" office:value-type="float" office:value="0">
            <text:p>0</text:p>
          </table:table-cell>
          <table:table-cell table:formula="of:=SUM([.D48:.D61])/14" office:value-type="float" office:value="0.507142857142858">
            <text:p>0,5071428571</text:p>
          </table:table-cell>
          <table:table-cell table:formula="of:=SUM([.E48:.E61])/14" office:value-type="float" office:value="0.615714285714286">
            <text:p>0,6157142857</text:p>
          </table:table-cell>
          <table:table-cell table:formula="of:=[.F61]/([.F61]+[.G61])" office:value-type="float" office:value="0.522314049586776">
            <text:p>0,5223140496</text:p>
          </table:table-cell>
          <table:table-cell table:formula="of:=IF([.G61]=0;100;100-(100/(1+[.H61])))" office:value-type="float" office:value="36.734693877551">
            <text:p>36,73469387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6.36">
            <text:p>96,36</text:p>
          </table:table-cell>
          <table:table-cell table:formula="of:=[.B48]-[.B49]" office:value-type="float" office:value="-0.840000000000003">
            <text:p>-0,84</text:p>
          </table:table-cell>
          <table:table-cell table:formula="of:=IF([.C48]&gt;0;[.C48];0)" office:value-type="float" office:value="0">
            <text:p>0</text:p>
          </table:table-cell>
          <table:table-cell table:formula="of:=IF([.C48]&lt;0;-[.C48];0)" office:value-type="float" office:value="0.840000000000003">
            <text:p>0,84</text:p>
          </table:table-cell>
          <table:table-cell table:formula="of:=SUM([.D49:.D62])/14" office:value-type="float" office:value="0.507142857142858">
            <text:p>0,5071428571</text:p>
          </table:table-cell>
          <table:table-cell table:formula="of:=SUM([.E49:.E62])/14" office:value-type="float" office:value="0.558571428571429">
            <text:p>0,5585714286</text:p>
          </table:table-cell>
          <table:table-cell table:formula="of:=[.F62]/([.F62]+[.G62])" office:value-type="float" office:value="0.539325842696629">
            <text:p>0,5393258427</text:p>
          </table:table-cell>
          <table:table-cell table:formula="of:=IF([.G62]=0;100;100-(100/(1+[.H62])))" office:value-type="float" office:value="32.9238329238329">
            <text:p>32,92383292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7.2">
            <text:p>97,2</text:p>
          </table:table-cell>
          <table:table-cell table:formula="of:=[.B49]-[.B50]" office:value-type="float" office:value="0.5">
            <text:p>0,5</text:p>
          </table:table-cell>
          <table:table-cell table:formula="of:=IF([.C49]&gt;0;[.C49];0)" office:value-type="float" office:value="0.5">
            <text:p>0,5</text:p>
          </table:table-cell>
          <table:table-cell table:formula="of:=IF([.C49]&lt;0;-[.C49];0)" office:value-type="float" office:value="0">
            <text:p>0</text:p>
          </table:table-cell>
          <table:table-cell table:formula="of:=SUM([.D50:.D63])/14" office:value-type="float" office:value="0.471428571428572">
            <text:p>0,4714285714</text:p>
          </table:table-cell>
          <table:table-cell table:formula="of:=SUM([.E50:.E63])/14" office:value-type="float" office:value="0.597142857142857">
            <text:p>0,5971428571</text:p>
          </table:table-cell>
          <table:table-cell table:formula="of:=[.F63]/([.F63]+[.G63])" office:value-type="float" office:value="0.600614439324116">
            <text:p>0,6006144393</text:p>
          </table:table-cell>
          <table:table-cell table:formula="of:=IF([.G63]=0;100;100-(100/(1+[.H63])))" office:value-type="float" office:value="21.5260232440627">
            <text:p>21,526023244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6.7">
            <text:p>96,7</text:p>
          </table:table-cell>
          <table:table-cell table:formula="of:=[.B50]-[.B51]" office:value-type="float" office:value="-0.459999999999994">
            <text:p>-0,46</text:p>
          </table:table-cell>
          <table:table-cell table:formula="of:=IF([.C50]&gt;0;[.C50];0)" office:value-type="float" office:value="0">
            <text:p>0</text:p>
          </table:table-cell>
          <table:table-cell table:formula="of:=IF([.C50]&lt;0;-[.C50];0)" office:value-type="float" office:value="0.459999999999994">
            <text:p>0,46</text:p>
          </table:table-cell>
          <table:table-cell table:formula="of:=SUM([.D51:.D64])/14" office:value-type="float" office:value="0.515714285714286">
            <text:p>0,5157142857</text:p>
          </table:table-cell>
          <table:table-cell table:formula="of:=SUM([.E51:.E64])/14" office:value-type="float" office:value="0.564285714285715">
            <text:p>0,5642857143</text:p>
          </table:table-cell>
          <table:table-cell table:formula="of:=[.F64]/([.F64]+[.G64])" office:value-type="float" office:value="0.553846153846154">
            <text:p>0,5538461538</text:p>
          </table:table-cell>
          <table:table-cell table:formula="of:=IF([.G64]=0;100;100-(100/(1+[.H64])))" office:value-type="float" office:value="23.8352133398725">
            <text:p>23,835213339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7.16">
            <text:p>97,16</text:p>
          </table:table-cell>
          <table:table-cell table:formula="of:=[.B51]-[.B52]" office:value-type="float" office:value="-0.180000000000007">
            <text:p>-0,18</text:p>
          </table:table-cell>
          <table:table-cell table:formula="of:=IF([.C51]&gt;0;[.C51];0)" office:value-type="float" office:value="0">
            <text:p>0</text:p>
          </table:table-cell>
          <table:table-cell table:formula="of:=IF([.C51]&lt;0;-[.C51];0)" office:value-type="float" office:value="0.180000000000007">
            <text:p>0,18</text:p>
          </table:table-cell>
          <table:table-cell table:formula="of:=SUM([.D52:.D65])/14" office:value-type="float" office:value="0.515714285714286">
            <text:p>0,5157142857</text:p>
          </table:table-cell>
          <table:table-cell table:formula="of:=SUM([.E52:.E65])/14" office:value-type="float" office:value="0.585714285714285">
            <text:p>0,5857142857</text:p>
          </table:table-cell>
          <table:table-cell table:formula="of:=[.F65]/([.F65]+[.G65])" office:value-type="float" office:value="0.625879043600562">
            <text:p>0,6258790436</text:p>
          </table:table-cell>
          <table:table-cell table:formula="of:=IF([.G65]=0;100;100-(100/(1+[.H65])))" office:value-type="float" office:value="17.9647527003979">
            <text:p>17,96475270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7.34">
            <text:p>97,34</text:p>
          </table:table-cell>
          <table:table-cell table:formula="of:=[.B52]-[.B53]" office:value-type="float" office:value="0.340000000000003">
            <text:p>0,34</text:p>
          </table:table-cell>
          <table:table-cell table:formula="of:=IF([.C52]&gt;0;[.C52];0)" office:value-type="float" office:value="0.340000000000003">
            <text:p>0,34</text:p>
          </table:table-cell>
          <table:table-cell table:formula="of:=IF([.C52]&lt;0;-[.C52];0)" office:value-type="float" office:value="0">
            <text:p>0</text:p>
          </table:table-cell>
          <table:table-cell table:formula="of:=SUM([.D53:.D66])/14" office:value-type="float" office:value="0.491428571428571">
            <text:p>0,4914285714</text:p>
          </table:table-cell>
          <table:table-cell table:formula="of:=SUM([.E53:.E66])/14" office:value-type="float" office:value="0.628571428571428">
            <text:p>0,6285714286</text:p>
          </table:table-cell>
          <table:table-cell table:formula="of:=[.F66]/([.F66]+[.G66])" office:value-type="float" office:value="0.656477438136827">
            <text:p>0,6564774381</text:p>
          </table:table-cell>
          <table:table-cell table:formula="of:=IF([.G66]=0;100;100-(100/(1+[.H66])))" office:value-type="float" office:value="22.8433734939759">
            <text:p>22,8433734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7">
            <text:p>97</text:p>
          </table:table-cell>
          <table:table-cell table:formula="of:=[.B53]-[.B54]" office:value-type="float" office:value="0.359999999999999">
            <text:p>0,36</text:p>
          </table:table-cell>
          <table:table-cell table:formula="of:=IF([.C53]&gt;0;[.C53];0)" office:value-type="float" office:value="0.359999999999999">
            <text:p>0,36</text:p>
          </table:table-cell>
          <table:table-cell table:formula="of:=IF([.C53]&lt;0;-[.C53];0)" office:value-type="float" office:value="0">
            <text:p>0</text:p>
          </table:table-cell>
          <table:table-cell table:formula="of:=SUM([.D54:.D67])/14" office:value-type="float" office:value="0.607142857142857">
            <text:p>0,6071428571</text:p>
          </table:table-cell>
          <table:table-cell table:formula="of:=SUM([.E54:.E67])/14" office:value-type="float" office:value="0.628571428571428">
            <text:p>0,6285714286</text:p>
          </table:table-cell>
          <table:table-cell table:formula="of:=[.F67]/([.F67]+[.G67])" office:value-type="float" office:value="0.611842105263158">
            <text:p>0,6118421053</text:p>
          </table:table-cell>
          <table:table-cell table:formula="of:=IF([.G67]=0;100;100-(100/(1+[.H67])))" office:value-type="float" office:value="22.3095823095823">
            <text:p>22,309582309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6.64">
            <text:p>96,64</text:p>
          </table:table-cell>
          <table:table-cell table:formula="of:=[.B54]-[.B55]" office:value-type="float" office:value="1.22">
            <text:p>1,22</text:p>
          </table:table-cell>
          <table:table-cell table:formula="of:=IF([.C54]&gt;0;[.C54];0)" office:value-type="float" office:value="1.22">
            <text:p>1,22</text:p>
          </table:table-cell>
          <table:table-cell table:formula="of:=IF([.C54]&lt;0;-[.C54];0)" office:value-type="float" office:value="0">
            <text:p>0</text:p>
          </table:table-cell>
          <table:table-cell table:formula="of:=SUM([.D55:.D68])/14" office:value-type="float" office:value="0.52">
            <text:p>0,52</text:p>
          </table:table-cell>
          <table:table-cell table:formula="of:=SUM([.E55:.E68])/14" office:value-type="float" office:value="0.685714285714285">
            <text:p>0,6857142857</text:p>
          </table:table-cell>
          <table:table-cell table:formula="of:=[.F68]/([.F68]+[.G68])" office:value-type="float" office:value="0.648083623693379">
            <text:p>0,6480836237</text:p>
          </table:table-cell>
          <table:table-cell table:formula="of:=IF([.G68]=0;100;100-(100/(1+[.H68])))" office:value-type="float" office:value="20.2407489968791">
            <text:p>20,240748996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5.42">
            <text:p>95,42</text:p>
          </table:table-cell>
          <table:table-cell table:formula="of:=[.B55]-[.B56]" office:value-type="float" office:value="3.2">
            <text:p>3,2</text:p>
          </table:table-cell>
          <table:table-cell table:formula="of:=IF([.C55]&gt;0;[.C55];0)" office:value-type="float" office:value="3.2">
            <text:p>3,2</text:p>
          </table:table-cell>
          <table:table-cell table:formula="of:=IF([.C55]&lt;0;-[.C55];0)" office:value-type="float" office:value="0">
            <text:p>0</text:p>
          </table:table-cell>
          <table:table-cell table:formula="of:=SUM([.D56:.D69])/14" office:value-type="float" office:value="0.349999999999999">
            <text:p>0,35</text:p>
          </table:table-cell>
          <table:table-cell table:formula="of:=SUM([.E56:.E69])/14" office:value-type="float" office:value="0.685714285714285">
            <text:p>0,6857142857</text:p>
          </table:table-cell>
          <table:table-cell table:formula="of:=[.F69]/([.F69]+[.G69])" office:value-type="float" office:value="0.561969439728353">
            <text:p>0,5619694397</text:p>
          </table:table-cell>
          <table:table-cell table:formula="of:=IF([.G69]=0;100;100-(100/(1+[.H69])))" office:value-type="float" office:value="23.9897915780519">
            <text:p>23,98979157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2.22">
            <text:p>92,22</text:p>
          </table:table-cell>
          <table:table-cell table:formula="of:=[.B56]-[.B57]" office:value-type="float" office:value="-0.820000000000007">
            <text:p>-0,82</text:p>
          </table:table-cell>
          <table:table-cell table:formula="of:=IF([.C56]&gt;0;[.C56];0)" office:value-type="float" office:value="0">
            <text:p>0</text:p>
          </table:table-cell>
          <table:table-cell table:formula="of:=IF([.C56]&lt;0;-[.C56];0)" office:value-type="float" office:value="0.820000000000007">
            <text:p>0,82</text:p>
          </table:table-cell>
          <table:table-cell table:formula="of:=SUM([.D57:.D70])/14" office:value-type="float" office:value="0.349999999999999">
            <text:p>0,35</text:p>
          </table:table-cell>
          <table:table-cell table:formula="of:=SUM([.E57:.E70])/14" office:value-type="float" office:value="0.81142857142857">
            <text:p>0,8114285714</text:p>
          </table:table-cell>
          <table:table-cell table:formula="of:=[.F70]/([.F70]+[.G70])" office:value-type="float" office:value="0.704255319148936">
            <text:p>0,7042553191</text:p>
          </table:table-cell>
          <table:table-cell table:formula="of:=IF([.G70]=0;100;100-(100/(1+[.H70])))" office:value-type="float" office:value="25.5587159691182">
            <text:p>25,558715969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3.04">
            <text:p>93,04</text:p>
          </table:table-cell>
          <table:table-cell table:formula="of:=[.B57]-[.B58]" office:value-type="float" office:value="-1.8">
            <text:p>-1,8</text:p>
          </table:table-cell>
          <table:table-cell table:formula="of:=IF([.C57]&gt;0;[.C57];0)" office:value-type="float" office:value="0">
            <text:p>0</text:p>
          </table:table-cell>
          <table:table-cell table:formula="of:=IF([.C57]&lt;0;-[.C57];0)" office:value-type="float" office:value="1.8">
            <text:p>1,8</text:p>
          </table:table-cell>
          <table:table-cell table:formula="of:=SUM([.D58:.D71])/14" office:value-type="float" office:value="0.4">
            <text:p>0,4</text:p>
          </table:table-cell>
          <table:table-cell table:formula="of:=SUM([.E58:.E71])/14" office:value-type="float" office:value="0.682857142857142">
            <text:p>0,6828571429</text:p>
          </table:table-cell>
          <table:table-cell table:formula="of:=[.F71]/([.F71]+[.G71])" office:value-type="float" office:value="0.601626016260163">
            <text:p>0,6016260163</text:p>
          </table:table-cell>
          <table:table-cell table:formula="of:=IF([.G71]=0;100;100-(100/(1+[.H71])))" office:value-type="float" office:value="26.9961977186312">
            <text:p>26,996197718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4.84">
            <text:p>94,84</text:p>
          </table:table-cell>
          <table:table-cell table:formula="of:=[.B58]-[.B59]" office:value-type="float" office:value="0.760000000000005">
            <text:p>0,76</text:p>
          </table:table-cell>
          <table:table-cell table:formula="of:=IF([.C58]&gt;0;[.C58];0)" office:value-type="float" office:value="0.760000000000005">
            <text:p>0,76</text:p>
          </table:table-cell>
          <table:table-cell table:formula="of:=IF([.C58]&lt;0;-[.C58];0)" office:value-type="float" office:value="0">
            <text:p>0</text:p>
          </table:table-cell>
          <table:table-cell table:formula="of:=SUM([.D59:.D72])/14" office:value-type="float" office:value="0.434285714285713">
            <text:p>0,4342857143</text:p>
          </table:table-cell>
          <table:table-cell table:formula="of:=SUM([.E59:.E72])/14" office:value-type="float" office:value="0.682857142857142">
            <text:p>0,6828571429</text:p>
          </table:table-cell>
          <table:table-cell table:formula="of:=[.F72]/([.F72]+[.G72])" office:value-type="float" office:value="0.514285714285715">
            <text:p>0,5142857143</text:p>
          </table:table-cell>
          <table:table-cell table:formula="of:=IF([.G72]=0;100;100-(100/(1+[.H72])))" office:value-type="float" office:value="26.3288009888751">
            <text:p>26,328800988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4.08">
            <text:p>94,08</text:p>
          </table:table-cell>
          <table:table-cell table:formula="of:=[.B59]-[.B60]" office:value-type="float" office:value="0.719999999999999">
            <text:p>0,72</text:p>
          </table:table-cell>
          <table:table-cell table:formula="of:=IF([.C59]&gt;0;[.C59];0)" office:value-type="float" office:value="0.719999999999999">
            <text:p>0,72</text:p>
          </table:table-cell>
          <table:table-cell table:formula="of:=IF([.C59]&lt;0;-[.C59];0)" office:value-type="float" office:value="0">
            <text:p>0</text:p>
          </table:table-cell>
          <table:table-cell table:formula="of:=SUM([.D60:.D73])/14" office:value-type="float" office:value="0.437142857142856">
            <text:p>0,4371428571</text:p>
          </table:table-cell>
          <table:table-cell table:formula="of:=SUM([.E60:.E73])/14" office:value-type="float" office:value="0.682857142857142">
            <text:p>0,6828571429</text:p>
          </table:table-cell>
          <table:table-cell table:formula="of:=[.F73]/([.F73]+[.G73])" office:value-type="float" office:value="0.574181117533718">
            <text:p>0,5741811175</text:p>
          </table:table-cell>
          <table:table-cell table:formula="of:=IF([.G73]=0;100;100-(100/(1+[.H73])))" office:value-type="float" office:value="25.119099177133">
            <text:p>25,119099177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3.36">
            <text:p>93,36</text:p>
          </table:table-cell>
          <table:table-cell table:formula="of:=[.B60]-[.B61]" office:value-type="float" office:value="-2.18000000000001">
            <text:p>-2,18</text:p>
          </table:table-cell>
          <table:table-cell table:formula="of:=IF([.C60]&gt;0;[.C60];0)" office:value-type="float" office:value="0">
            <text:p>0</text:p>
          </table:table-cell>
          <table:table-cell table:formula="of:=IF([.C60]&lt;0;-[.C60];0)" office:value-type="float" office:value="2.18000000000001">
            <text:p>2,18</text:p>
          </table:table-cell>
          <table:table-cell table:formula="of:=SUM([.D61:.D74])/14" office:value-type="float" office:value="0.451428571428571">
            <text:p>0,4514285714</text:p>
          </table:table-cell>
          <table:table-cell table:formula="of:=SUM([.E61:.E74])/14" office:value-type="float" office:value="0.527142857142856">
            <text:p>0,5271428571</text:p>
          </table:table-cell>
          <table:table-cell table:formula="of:=[.F74]/([.F74]+[.G74])" office:value-type="float" office:value="0.55278310940499">
            <text:p>0,5527831094</text:p>
          </table:table-cell>
          <table:table-cell table:formula="of:=IF([.G74]=0;100;100-(100/(1+[.H74])))" office:value-type="float" office:value="47.4972191323693">
            <text:p>47,49721913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5.54">
            <text:p>95,54</text:p>
          </table:table-cell>
          <table:table-cell table:formula="of:=[.B61]-[.B62]" office:value-type="float" office:value="-2.33999999999999">
            <text:p>-2,34</text:p>
          </table:table-cell>
          <table:table-cell table:formula="of:=IF([.C61]&gt;0;[.C61];0)" office:value-type="float" office:value="0">
            <text:p>0</text:p>
          </table:table-cell>
          <table:table-cell table:formula="of:=IF([.C61]&lt;0;-[.C61];0)" office:value-type="float" office:value="2.33999999999999">
            <text:p>2,34</text:p>
          </table:table-cell>
          <table:table-cell table:formula="of:=SUM([.D62:.D75])/14" office:value-type="float" office:value="0.451428571428571">
            <text:p>0,4514285714</text:p>
          </table:table-cell>
          <table:table-cell table:formula="of:=SUM([.E62:.E75])/14" office:value-type="float" office:value="0.412857142857143">
            <text:p>0,4128571429</text:p>
          </table:table-cell>
          <table:table-cell table:formula="of:=[.F75]/([.F75]+[.G75])" office:value-type="float" office:value="0.580645161290323">
            <text:p>0,5806451613</text:p>
          </table:table-cell>
          <table:table-cell table:formula="of:=IF([.G75]=0;100;100-(100/(1+[.H75])))" office:value-type="float" office:value="47.547993407866">
            <text:p>47,547993407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7.88">
            <text:p>97,88</text:p>
          </table:table-cell>
          <table:table-cell table:formula="of:=[.B62]-[.B63]" office:value-type="float" office:value="-0.0400000000000063">
            <text:p>-0,04</text:p>
          </table:table-cell>
          <table:table-cell table:formula="of:=IF([.C62]&gt;0;[.C62];0)" office:value-type="float" office:value="0">
            <text:p>0</text:p>
          </table:table-cell>
          <table:table-cell table:formula="of:=IF([.C62]&lt;0;-[.C62];0)" office:value-type="float" office:value="0.0400000000000063">
            <text:p>0,04</text:p>
          </table:table-cell>
          <table:table-cell table:formula="of:=SUM([.D63:.D76])/14" office:value-type="float" office:value="0.48">
            <text:p>0,48</text:p>
          </table:table-cell>
          <table:table-cell table:formula="of:=SUM([.E63:.E76])/14" office:value-type="float" office:value="0.41">
            <text:p>0,41</text:p>
          </table:table-cell>
          <table:table-cell table:formula="of:=[.F76]/([.F76]+[.G76])" office:value-type="float" office:value="0.490842490842491">
            <text:p>0,4908424908</text:p>
          </table:table-cell>
          <table:table-cell table:formula="of:=IF([.G76]=0;100;100-(100/(1+[.H76])))" office:value-type="float" office:value="47.8463538165031">
            <text:p>47,846353816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7.92">
            <text:p>97,92</text:p>
          </table:table-cell>
          <table:table-cell table:formula="of:=[.B63]-[.B64]" office:value-type="float" office:value="-0.539999999999992">
            <text:p>-0,54</text:p>
          </table:table-cell>
          <table:table-cell table:formula="of:=IF([.C63]&gt;0;[.C63];0)" office:value-type="float" office:value="0">
            <text:p>0</text:p>
          </table:table-cell>
          <table:table-cell table:formula="of:=IF([.C63]&lt;0;-[.C63];0)" office:value-type="float" office:value="0.539999999999992">
            <text:p>0,54</text:p>
          </table:table-cell>
          <table:table-cell table:formula="of:=SUM([.D64:.D77])/14" office:value-type="float" office:value="0.558571428571428">
            <text:p>0,5585714286</text:p>
          </table:table-cell>
          <table:table-cell table:formula="of:=SUM([.E64:.E77])/14" office:value-type="float" office:value="0.371428571428572">
            <text:p>0,3714285714</text:p>
          </table:table-cell>
          <table:table-cell table:formula="of:=[.F77]/([.F77]+[.G77])" office:value-type="float" office:value="0.274307791371539">
            <text:p>0,2743077914</text:p>
          </table:table-cell>
          <table:table-cell table:formula="of:=IF([.G77]=0;100;100-(100/(1+[.H77])))" office:value-type="float" office:value="49.1030358785649">
            <text:p>49,103035878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8.46">
            <text:p>98,46</text:p>
          </table:table-cell>
          <table:table-cell table:formula="of:=[.B64]-[.B65]" office:value-type="float" office:value="0.61999999999999">
            <text:p>0,62</text:p>
          </table:table-cell>
          <table:table-cell table:formula="of:=IF([.C64]&gt;0;[.C64];0)" office:value-type="float" office:value="0.61999999999999">
            <text:p>0,62</text:p>
          </table:table-cell>
          <table:table-cell table:formula="of:=IF([.C64]&lt;0;-[.C64];0)" office:value-type="float" office:value="0">
            <text:p>0</text:p>
          </table:table-cell>
          <table:table-cell table:formula="of:=SUM([.D65:.D78])/14" office:value-type="float" office:value="0.514285714285714">
            <text:p>0,5142857143</text:p>
          </table:table-cell>
          <table:table-cell table:formula="of:=SUM([.E65:.E78])/14" office:value-type="float" office:value="0.414285714285714">
            <text:p>0,4142857143</text:p>
          </table:table-cell>
          <table:table-cell table:formula="of:=[.F78]/([.F78]+[.G78])" office:value-type="float" office:value="0.312942691564713">
            <text:p>0,3129426916</text:p>
          </table:table-cell>
          <table:table-cell table:formula="of:=IF([.G78]=0;100;100-(100/(1+[.H78])))" office:value-type="float" office:value="49.0980573543016">
            <text:p>49,098057354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7.84">
            <text:p>97,84</text:p>
          </table:table-cell>
          <table:table-cell table:formula="of:=[.B65]-[.B66]" office:value-type="float" office:value="-0.47999999999999">
            <text:p>-0,48</text:p>
          </table:table-cell>
          <table:table-cell table:formula="of:=IF([.C65]&gt;0;[.C65];0)" office:value-type="float" office:value="0">
            <text:p>0</text:p>
          </table:table-cell>
          <table:table-cell table:formula="of:=IF([.C65]&lt;0;-[.C65];0)" office:value-type="float" office:value="0.47999999999999">
            <text:p>0,48</text:p>
          </table:table-cell>
          <table:table-cell table:formula="of:=SUM([.D66:.D79])/14" office:value-type="float" office:value="0.635714285714286">
            <text:p>0,6357142857</text:p>
          </table:table-cell>
          <table:table-cell table:formula="of:=SUM([.E66:.E79])/14" office:value-type="float" office:value="0.38">
            <text:p>0,38</text:p>
          </table:table-cell>
          <table:table-cell table:formula="of:=[.F79]/([.F79]+[.G79])" office:value-type="float" office:value="0.218988218988218">
            <text:p>0,218988219</text:p>
          </table:table-cell>
          <table:table-cell table:formula="of:=IF([.G79]=0;100;100-(100/(1+[.H79])))" office:value-type="float" office:value="49.234693877551">
            <text:p>49,23469387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8.32">
            <text:p>98,32</text:p>
          </table:table-cell>
          <table:table-cell table:formula="of:=[.B66]-[.B67]" office:value-type="float" office:value="-0.600000000000009">
            <text:p>-0,6</text:p>
          </table:table-cell>
          <table:table-cell table:formula="of:=IF([.C66]&gt;0;[.C66];0)" office:value-type="float" office:value="0">
            <text:p>0</text:p>
          </table:table-cell>
          <table:table-cell table:formula="of:=IF([.C66]&lt;0;-[.C66];0)" office:value-type="float" office:value="0.600000000000009">
            <text:p>0,6</text:p>
          </table:table-cell>
          <table:table-cell table:formula="of:=SUM([.D67:.D80])/14" office:value-type="float" office:value="0.644285714285714">
            <text:p>0,6442857143</text:p>
          </table:table-cell>
          <table:table-cell table:formula="of:=SUM([.E67:.E80])/14" office:value-type="float" office:value="0.337142857142857">
            <text:p>0,3371428571</text:p>
          </table:table-cell>
          <table:table-cell table:formula="of:=[.F80]/([.F80]+[.G80])" office:value-type="float" office:value="0.296064959400374">
            <text:p>0,2960649594</text:p>
          </table:table-cell>
          <table:table-cell table:formula="of:=IF([.G80]=0;100;100-(100/(1+[.H80])))" office:value-type="float" office:value="49.2224316682375">
            <text:p>49,22243166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8.92">
            <text:p>98,92</text:p>
          </table:table-cell>
          <table:table-cell table:formula="of:=[.B67]-[.B68]" office:value-type="float" office:value="1.98">
            <text:p>1,98</text:p>
          </table:table-cell>
          <table:table-cell table:formula="of:=IF([.C67]&gt;0;[.C67];0)" office:value-type="float" office:value="1.98">
            <text:p>1,98</text:p>
          </table:table-cell>
          <table:table-cell table:formula="of:=IF([.C67]&lt;0;-[.C67];0)" office:value-type="float" office:value="0">
            <text:p>0</text:p>
          </table:table-cell>
          <table:table-cell table:formula="of:=SUM([.D68:.D81])/14" office:value-type="float" office:value="0.531428571428571">
            <text:p>0,5314285714</text:p>
          </table:table-cell>
          <table:table-cell table:formula="of:=SUM([.E68:.E81])/14" office:value-type="float" office:value="0.337142857142857">
            <text:p>0,3371428571</text:p>
          </table:table-cell>
          <table:table-cell table:formula="of:=[.F81]/([.F81]+[.G81])" office:value-type="float" office:value="0.287160025300442">
            <text:p>0,2871600253</text:p>
          </table:table-cell>
          <table:table-cell table:formula="of:=IF([.G81]=0;100;100-(100/(1+[.H81])))" office:value-type="float" office:value="49.2209631728045">
            <text:p>49,22096317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6.94">
            <text:p>96,94</text:p>
          </table:table-cell>
          <table:table-cell table:formula="of:=[.B68]-[.B69]" office:value-type="float" office:value="-0.799999999999997">
            <text:p>-0,8</text:p>
          </table:table-cell>
          <table:table-cell table:formula="of:=IF([.C68]&gt;0;[.C68];0)" office:value-type="float" office:value="0">
            <text:p>0</text:p>
          </table:table-cell>
          <table:table-cell table:formula="of:=IF([.C68]&lt;0;-[.C68];0)" office:value-type="float" office:value="0.799999999999997">
            <text:p>0,8</text:p>
          </table:table-cell>
          <table:table-cell table:formula="of:=SUM([.D69:.D82])/14" office:value-type="float" office:value="0.531428571428571">
            <text:p>0,5314285714</text:p>
          </table:table-cell>
          <table:table-cell table:formula="of:=SUM([.E69:.E82])/14" office:value-type="float" office:value="0.288571428571429">
            <text:p>0,2885714286</text:p>
          </table:table-cell>
          <table:table-cell table:formula="of:=[.F82]/([.F82]+[.G82])" office:value-type="float" office:value="0.253773057574063">
            <text:p>0,2537730576</text:p>
          </table:table-cell>
          <table:table-cell table:formula="of:=IF([.G82]=0;100;100-(100/(1+[.H82])))" office:value-type="float" office:value="49.7375954198473">
            <text:p>49,737595419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.74">
            <text:p>97,74</text:p>
          </table:table-cell>
          <table:table-cell table:formula="of:=[.B69]-[.B70]" office:value-type="float" office:value="0.819999999999993">
            <text:p>0,82</text:p>
          </table:table-cell>
          <table:table-cell table:formula="of:=IF([.C69]&gt;0;[.C69];0)" office:value-type="float" office:value="0.819999999999993">
            <text:p>0,82</text:p>
          </table:table-cell>
          <table:table-cell table:formula="of:=IF([.C69]&lt;0;-[.C69];0)" office:value-type="float" office:value="0">
            <text:p>0</text:p>
          </table:table-cell>
          <table:table-cell table:formula="of:=SUM([.D70:.D83])/14" office:value-type="float" office:value="0.472857142857143">
            <text:p>0,4728571429</text:p>
          </table:table-cell>
          <table:table-cell table:formula="of:=SUM([.E70:.E83])/14" office:value-type="float" office:value="0.368571428571428">
            <text:p>0,3685714286</text:p>
          </table:table-cell>
          <table:table-cell table:formula="of:=[.F83]/([.F83]+[.G83])" office:value-type="float" office:value="0.315612758813654">
            <text:p>0,3156127588</text:p>
          </table:table-cell>
          <table:table-cell table:formula="of:=IF([.G83]=0;100;100-(100/(1+[.H83])))" office:value-type="float" office:value="49.7348119575699">
            <text:p>49,734811957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6.92">
            <text:p>96,92</text:p>
          </table:table-cell>
          <table:table-cell table:formula="of:=[.B70]-[.B71]" office:value-type="float" office:value="-2.58">
            <text:p>-2,58</text:p>
          </table:table-cell>
          <table:table-cell table:formula="of:=IF([.C70]&gt;0;[.C70];0)" office:value-type="float" office:value="0">
            <text:p>0</text:p>
          </table:table-cell>
          <table:table-cell table:formula="of:=IF([.C70]&lt;0;-[.C70];0)" office:value-type="float" office:value="2.58">
            <text:p>2,58</text:p>
          </table:table-cell>
          <table:table-cell table:formula="of:=SUM([.D71:.D84])/14" office:value-type="float" office:value="0.472857142857143">
            <text:p>0,4728571429</text:p>
          </table:table-cell>
          <table:table-cell table:formula="of:=SUM([.E71:.E84])/14" office:value-type="float" office:value="0.198571428571429">
            <text:p>0,1985714286</text:p>
          </table:table-cell>
          <table:table-cell table:formula="of:=[.F84]/([.F84]+[.G84])" office:value-type="float" office:value="0.343340611353711">
            <text:p>0,3433406114</text:p>
          </table:table-cell>
          <table:table-cell table:formula="of:=IF([.G84]=0;100;100-(100/(1+[.H84])))" office:value-type="float" office:value="49.7331392527899">
            <text:p>49,73313925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9.5">
            <text:p>99,5</text:p>
          </table:table-cell>
          <table:table-cell table:formula="of:=[.B71]-[.B72]" office:value-type="float" office:value="0.700000000000003">
            <text:p>0,7</text:p>
          </table:table-cell>
          <table:table-cell table:formula="of:=IF([.C71]&gt;0;[.C71];0)" office:value-type="float" office:value="0.700000000000003">
            <text:p>0,7</text:p>
          </table:table-cell>
          <table:table-cell table:formula="of:=IF([.C71]&lt;0;-[.C71];0)" office:value-type="float" office:value="0">
            <text:p>0</text:p>
          </table:table-cell>
          <table:table-cell table:formula="of:=SUM([.D72:.D85])/14" office:value-type="float" office:value="0.422857142857143">
            <text:p>0,4228571429</text:p>
          </table:table-cell>
          <table:table-cell table:formula="of:=SUM([.E72:.E85])/14" office:value-type="float" office:value="0.28">
            <text:p>0,28</text:p>
          </table:table-cell>
          <table:table-cell table:formula="of:=[.F85]/([.F85]+[.G85])" office:value-type="float" office:value="0.369791666666666">
            <text:p>0,3697916667</text:p>
          </table:table-cell>
          <table:table-cell table:formula="of:=IF([.G85]=0;100;100-(100/(1+[.H85])))" office:value-type="float" office:value="49.7328800388538">
            <text:p>49,73288003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8.8">
            <text:p>98,8</text:p>
          </table:table-cell>
          <table:table-cell table:formula="of:=[.B72]-[.B73]" office:value-type="float" office:value="1.24">
            <text:p>1,24</text:p>
          </table:table-cell>
          <table:table-cell table:formula="of:=IF([.C72]&gt;0;[.C72];0)" office:value-type="float" office:value="1.24">
            <text:p>1,24</text:p>
          </table:table-cell>
          <table:table-cell table:formula="of:=IF([.C72]&lt;0;-[.C72];0)" office:value-type="float" office:value="0">
            <text:p>0</text:p>
          </table:table-cell>
          <table:table-cell table:formula="of:=SUM([.D73:.D86])/14" office:value-type="float" office:value="0.334285714285715">
            <text:p>0,3342857143</text:p>
          </table:table-cell>
          <table:table-cell table:formula="of:=SUM([.E73:.E86])/14" office:value-type="float" office:value="0.315714285714286">
            <text:p>0,3157142857</text:p>
          </table:table-cell>
          <table:table-cell table:formula="of:=[.F86]/([.F86]+[.G86])" office:value-type="float" office:value="0.35738255033557">
            <text:p>0,3573825503</text:p>
          </table:table-cell>
          <table:table-cell table:formula="of:=IF([.G86]=0;100;100-(100/(1+[.H86])))"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7.56">
            <text:p>97,56</text:p>
          </table:table-cell>
          <table:table-cell table:formula="of:=[.B73]-[.B74]" office:value-type="float" office:value="0.760000000000005">
            <text:p>0,76</text:p>
          </table:table-cell>
          <table:table-cell table:formula="of:=IF([.C73]&gt;0;[.C73];0)" office:value-type="float" office:value="0.760000000000005">
            <text:p>0,76</text:p>
          </table:table-cell>
          <table:table-cell table:formula="of:=IF([.C73]&lt;0;-[.C73];0)" office:value-type="float" office:value="0">
            <text:p>0</text:p>
          </table:table-cell>
          <table:table-cell table:formula="of:=SUM([.D74:.D87])/14" office:value-type="float" office:value="0.425714285714285">
            <text:p>0,4257142857</text:p>
          </table:table-cell>
          <table:table-cell table:formula="of:=SUM([.E74:.E87])/14" office:value-type="float" office:value="0.315714285714286">
            <text:p>0,3157142857</text:p>
          </table:table-cell>
          <table:table-cell table:formula="of:=[.F87]/([.F87]+[.G87])" office:value-type="float" office:value="0.335454019664546">
            <text:p>0,3354540197</text:p>
          </table:table-cell>
          <table:table-cell table:formula="of:=IF([.G87]=0;100;100-(100/(1+[.H87])))"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6.8">
            <text:p>96,8</text:p>
          </table:table-cell>
          <table:table-cell table:formula="of:=[.B74]-[.B75]" office:value-type="float" office:value="0.200000000000003">
            <text:p>0,2</text:p>
          </table:table-cell>
          <table:table-cell table:formula="of:=IF([.C74]&gt;0;[.C74];0)" office:value-type="float" office:value="0.200000000000003">
            <text:p>0,2</text:p>
          </table:table-cell>
          <table:table-cell table:formula="of:=IF([.C74]&lt;0;-[.C74];0)" office:value-type="float" office:value="0">
            <text:p>0</text:p>
          </table:table-cell>
          <table:table-cell table:formula="of:=SUM([.D75:.D88])/14" office:value-type="float" office:value="0.411428571428571">
            <text:p>0,4114285714</text:p>
          </table:table-cell>
          <table:table-cell table:formula="of:=SUM([.E75:.E88])/14" office:value-type="float" office:value="0.332857142857143">
            <text:p>0,3328571429</text:p>
          </table:table-cell>
          <table:table-cell table:formula="of:=[.F88]/([.F88]+[.G88])" office:value-type="float" office:value="0.904661016949152">
            <text:p>0,9046610169</text:p>
          </table:table-cell>
          <table:table-cell table:formula="of:=IF([.G88]=0;100;100-(100/(1+[.H88])))" office:value-type="float" office:value="0">
            <text:p>#DIV/0!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6.6">
            <text:p>96,6</text:p>
          </table:table-cell>
          <table:table-cell table:formula="of:=[.B75]-[.B76]" office:value-type="float" office:value="-0.740000000000009">
            <text:p>-0,74</text:p>
          </table:table-cell>
          <table:table-cell table:formula="of:=IF([.C75]&gt;0;[.C75];0)" office:value-type="float" office:value="0">
            <text:p>0</text:p>
          </table:table-cell>
          <table:table-cell table:formula="of:=IF([.C75]&lt;0;-[.C75];0)" office:value-type="float" office:value="0.740000000000009">
            <text:p>0,74</text:p>
          </table:table-cell>
          <table:table-cell table:formula="of:=SUM([.D76:.D89])/14" office:value-type="float" office:value="0.411428571428571">
            <text:p>0,4114285714</text:p>
          </table:table-cell>
          <table:table-cell table:formula="of:=SUM([.E76:.E89])/14" office:value-type="float" office:value="0.297142857142856">
            <text:p>0,2971428571</text:p>
          </table:table-cell>
          <table:table-cell table:formula="of:=[.F89]/([.F89]+[.G89])" office:value-type="float" office:value="0.906504755434783">
            <text:p>0,9065047554</text:p>
          </table:table-cell>
          <table:table-cell table:formula="of:=IF([.G89]=0;100;100-(100/(1+[.H89])))" office:value-type="float" office:value="0">
            <text:p>#DIV/0!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7.34">
            <text:p>97,34</text:p>
          </table:table-cell>
          <table:table-cell table:formula="of:=[.B76]-[.B77]" office:value-type="float" office:value="0.400000000000006">
            <text:p>0,4</text:p>
          </table:table-cell>
          <table:table-cell table:formula="of:=IF([.C76]&gt;0;[.C76];0)" office:value-type="float" office:value="0.400000000000006">
            <text:p>0,4</text:p>
          </table:table-cell>
          <table:table-cell table:formula="of:=IF([.C76]&lt;0;-[.C76];0)" office:value-type="float" office:value="0">
            <text:p>0</text:p>
          </table:table-cell>
          <table:table-cell table:formula="of:=SUM([.D77:.D90])/14" office:value-type="float" office:value="0.382857142857142">
            <text:p>0,3828571429</text:p>
          </table:table-cell>
          <table:table-cell table:formula="of:=SUM([.E77:.E90])/14" office:value-type="float" office:value="0.397142857142856">
            <text:p>0,3971428571</text:p>
          </table:table-cell>
          <table:table-cell table:formula="of:=[.F90]/([.F90]+[.G90])" office:value-type="float" office:value="0.9174114816088">
            <text:p>0,9174114816</text:p>
          </table:table-cell>
          <table:table-cell table:formula="of:=IF([.G90]=0;100;100-(100/(1+[.H90])))" office:value-type="float" office:value="0">
            <text:p>#DIV/0!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.94">
            <text:p>96,94</text:p>
          </table:table-cell>
          <table:table-cell table:formula="of:=[.B77]-[.B78]" office:value-type="float" office:value="1.09999999999999">
            <text:p>1,1</text:p>
          </table:table-cell>
          <table:table-cell table:formula="of:=IF([.C77]&gt;0;[.C77];0)" office:value-type="float" office:value="1.09999999999999">
            <text:p>1,1</text:p>
          </table:table-cell>
          <table:table-cell table:formula="of:=IF([.C77]&lt;0;-[.C77];0)" office:value-type="float" office:value="0">
            <text:p>0</text:p>
          </table:table-cell>
          <table:table-cell table:formula="of:=SUM([.D78:.D91])/14" office:value-type="float" office:value="0.304285714285714">
            <text:p>0,3042857143</text:p>
          </table:table-cell>
          <table:table-cell table:formula="of:=SUM([.E78:.E91])/14" office:value-type="float" office:value="0.804999999999999">
            <text:p>0,805</text:p>
          </table:table-cell>
          <table:table-cell table:formula="of:=[.F91]/([.F91]+[.G91])" office:value-type="float" office:value="0.96475372797108">
            <text:p>0,964753728</text:p>
          </table:table-cell>
          <table:table-cell table:formula="of:=IF([.G91]=0;100;100-(100/(1+[.H91])))" office:value-type="float" office:value="0">
            <text:p>#DIV/0!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5.84">
            <text:p>95,84</text:p>
          </table:table-cell>
          <table:table-cell table:formula="of:=[.B78]-[.B79]" office:value-type="float" office:value="-0.599999999999994">
            <text:p>-0,6</text:p>
          </table:table-cell>
          <table:table-cell table:formula="of:=IF([.C78]&gt;0;[.C78];0)" office:value-type="float" office:value="0">
            <text:p>0</text:p>
          </table:table-cell>
          <table:table-cell table:formula="of:=IF([.C78]&lt;0;-[.C78];0)" office:value-type="float" office:value="0.599999999999994">
            <text:p>0,6</text:p>
          </table:table-cell>
          <table:table-cell table:formula="of:=SUM([.D79:.D92])/14" office:value-type="float" office:value="0.347142857142856">
            <text:p>0,3471428571</text:p>
          </table:table-cell>
          <table:table-cell table:formula="of:=SUM([.E79:.E92])/14" office:value-type="float" office:value="0.762142857142856">
            <text:p>0,7621428571</text:p>
          </table:table-cell>
          <table:table-cell table:formula="of:=[.F92]/([.F92]+[.G92])" office:value-type="float" office:value="0.964561562925943">
            <text:p>0,9645615629</text:p>
          </table:table-cell>
          <table:table-cell table:formula="of:=IF([.G92]=0;100;100-(100/(1+[.H92])))" office:value-type="float" office:value="0">
            <text:p>#DIV/0!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.44">
            <text:p>96,44</text:p>
          </table:table-cell>
          <table:table-cell table:formula="of:=[.B79]-[.B80]" office:value-type="float" office:value="1.7">
            <text:p>1,7</text:p>
          </table:table-cell>
          <table:table-cell table:formula="of:=IF([.C79]&gt;0;[.C79];0)" office:value-type="float" office:value="1.7">
            <text:p>1,7</text:p>
          </table:table-cell>
          <table:table-cell table:formula="of:=IF([.C79]&lt;0;-[.C79];0)" office:value-type="float" office:value="0">
            <text:p>0</text:p>
          </table:table-cell>
          <table:table-cell table:formula="of:=SUM([.D80:.D93])/14" office:value-type="float" office:value="0.225714285714284">
            <text:p>0,2257142857</text:p>
          </table:table-cell>
          <table:table-cell table:formula="of:=SUM([.E80:.E93])/14" office:value-type="float" office:value="0.804999999999999">
            <text:p>0,805</text:p>
          </table:table-cell>
          <table:table-cell table:formula="of:=[.F93]/([.F93]+[.G93])" office:value-type="float" office:value="0.969849246231156">
            <text:p>0,9698492462</text:p>
          </table:table-cell>
          <table:table-cell table:formula="of:=IF([.G93]=0;100;100-(100/(1+[.H93])))" office:value-type="float" office:value="0">
            <text:p>#DIV/0!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4.74">
            <text:p>94,74</text:p>
          </table:table-cell>
          <table:table-cell table:formula="of:=[.B80]-[.B81]" office:value-type="float" office:value="0.11999999999999">
            <text:p>0,12</text:p>
          </table:table-cell>
          <table:table-cell table:formula="of:=IF([.C80]&gt;0;[.C80];0)" office:value-type="float" office:value="0.11999999999999">
            <text:p>0,12</text:p>
          </table:table-cell>
          <table:table-cell table:formula="of:=IF([.C80]&lt;0;-[.C80];0)" office:value-type="float" office:value="0">
            <text:p>0</text:p>
          </table:table-cell>
          <table:table-cell table:formula="of:=SUM([.D81:.D94])/14" office:value-type="float" office:value="0.338571428571427">
            <text:p>0,3385714286</text:p>
          </table:table-cell>
          <table:table-cell table:formula="of:=SUM([.E81:.E94])/14" office:value-type="float" office:value="0.804999999999999">
            <text:p>0,805</text:p>
          </table:table-cell>
          <table:table-cell table:formula="of:=[.F94]/([.F94]+[.G94])" office:value-type="float" office:value="0.969373549883991">
            <text:p>0,9693735499</text:p>
          </table:table-cell>
          <table:table-cell table:formula="of:=IF([.G94]=0;100;100-(100/(1+[.H94])))" office:value-type="float" office:value="0">
            <text:p>#DIV/0!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4.62">
            <text:p>94,62</text:p>
          </table:table-cell>
          <table:table-cell table:formula="of:=[.B81]-[.B82]" office:value-type="float" office:value="0.400000000000006">
            <text:p>0,4</text:p>
          </table:table-cell>
          <table:table-cell table:formula="of:=IF([.C81]&gt;0;[.C81];0)" office:value-type="float" office:value="0.400000000000006">
            <text:p>0,4</text:p>
          </table:table-cell>
          <table:table-cell table:formula="of:=IF([.C81]&lt;0;-[.C81];0)" office:value-type="float" office:value="0">
            <text:p>0</text:p>
          </table:table-cell>
          <table:table-cell table:formula="of:=SUM([.D82:.D95])/14" office:value-type="float" office:value="0.324285714285713">
            <text:p>0,3242857143</text:p>
          </table:table-cell>
          <table:table-cell table:formula="of:=SUM([.E82:.E95])/14" office:value-type="float" office:value="0.804999999999999">
            <text:p>0,805</text:p>
          </table:table-cell>
          <table:table-cell table:formula="of:=[.F95]/([.F95]+[.G95])" office:value-type="float" office:value="0.96931659693166">
            <text:p>0,9693165969</text:p>
          </table:table-cell>
          <table:table-cell table:formula="of:=IF([.G95]=0;100;100-(100/(1+[.H95])))" office:value-type="float" office:value="0">
            <text:p>#DIV/0!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4.22">
            <text:p>94,22</text:p>
          </table:table-cell>
          <table:table-cell table:formula="of:=[.B82]-[.B83]" office:value-type="float" office:value="-0.120000000000005">
            <text:p>-0,12</text:p>
          </table:table-cell>
          <table:table-cell table:formula="of:=IF([.C82]&gt;0;[.C82];0)" office:value-type="float" office:value="0">
            <text:p>0</text:p>
          </table:table-cell>
          <table:table-cell table:formula="of:=IF([.C82]&lt;0;-[.C82];0)" office:value-type="float" office:value="0.120000000000005">
            <text:p>0,12</text:p>
          </table:table-cell>
          <table:table-cell table:formula="of:=SUM([.D83:.D96])/14" office:value-type="float" office:value="0.324285714285713">
            <text:p>0,3242857143</text:p>
          </table:table-cell>
          <table:table-cell table:formula="of:=SUM([.E83:.E96])/14" office:value-type="float" office:value="0.953571428571427">
            <text:p>0,9535714286</text:p>
          </table:table-cell>
          <table:table-cell table:formula="of:=[.F96]/([.F96]+[.G96])" office:value-type="float" office:value="0.989558614143332">
            <text:p>0,9895586141</text:p>
          </table:table-cell>
          <table:table-cell table:formula="of:=IF([.G96]=0;100;100-(100/(1+[.H96])))" office:value-type="float" office:value="0">
            <text:p>#DIV/0!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4.34">
            <text:p>94,34</text:p>
          </table:table-cell>
          <table:table-cell table:formula="of:=[.B83]-[.B84]" office:value-type="float" office:value="-1.11999999999999">
            <text:p>-1,12</text:p>
          </table:table-cell>
          <table:table-cell table:formula="of:=IF([.C83]&gt;0;[.C83];0)" office:value-type="float" office:value="0">
            <text:p>0</text:p>
          </table:table-cell>
          <table:table-cell table:formula="of:=IF([.C83]&lt;0;-[.C83];0)" office:value-type="float" office:value="1.11999999999999">
            <text:p>1,12</text:p>
          </table:table-cell>
          <table:table-cell table:formula="of:=SUM([.D84:.D97])/14" office:value-type="float" office:value="0.402857142857142">
            <text:p>0,4028571429</text:p>
          </table:table-cell>
          <table:table-cell table:formula="of:=SUM([.E84:.E97])/14" office:value-type="float" office:value="0.873571428571428">
            <text:p>0,8735714286</text:p>
          </table:table-cell>
          <table:table-cell table:formula="of:=[.F97]/([.F97]+[.G97])" office:value-type="float" office:value="0.989448441247002">
            <text:p>0,9894484412</text:p>
          </table:table-cell>
          <table:table-cell table:formula="of:=IF([.G97]=0;100;100-(100/(1+[.H97])))" office:value-type="float" office:value="0">
            <text:p>#DIV/0!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5.46">
            <text:p>95,46</text:p>
          </table:table-cell>
          <table:table-cell table:formula="of:=[.B84]-[.B85]" office:value-type="float" office:value="-0.200000000000003">
            <text:p>-0,2</text:p>
          </table:table-cell>
          <table:table-cell table:formula="of:=IF([.C84]&gt;0;[.C84];0)" office:value-type="float" office:value="0">
            <text:p>0</text:p>
          </table:table-cell>
          <table:table-cell table:formula="of:=IF([.C84]&lt;0;-[.C84];0)" office:value-type="float" office:value="0.200000000000003">
            <text:p>0,2</text:p>
          </table:table-cell>
          <table:table-cell table:formula="of:=SUM([.D85:.D98])/14" office:value-type="float" office:value="0.449285714285713">
            <text:p>0,4492857143</text:p>
          </table:table-cell>
          <table:table-cell table:formula="of:=SUM([.E85:.E98])/14" office:value-type="float" office:value="0.859285714285713">
            <text:p>0,8592857143</text:p>
          </table:table-cell>
          <table:table-cell table:formula="of:=[.F98]/([.F98]+[.G98])" office:value-type="float" office:value="0.989382239382239">
            <text:p>0,9893822394</text:p>
          </table:table-cell>
          <table:table-cell table:formula="of:=IF([.G98]=0;100;100-(100/(1+[.H98])))" office:value-type="float" office:value="0">
            <text:p>#DIV/0!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5.66">
            <text:p>95,66</text:p>
          </table:table-cell>
          <table:table-cell table:formula="of:=[.B85]-[.B86]" office:value-type="float" office:value="-1.14">
            <text:p>-1,14</text:p>
          </table:table-cell>
          <table:table-cell table:formula="of:=IF([.C85]&gt;0;[.C85];0)" office:value-type="float" office:value="0">
            <text:p>0</text:p>
          </table:table-cell>
          <table:table-cell table:formula="of:=IF([.C85]&lt;0;-[.C85];0)" office:value-type="float" office:value="1.14">
            <text:p>1,14</text:p>
          </table:table-cell>
          <table:table-cell table:formula="of:=SUM([.D86:.D99])/14" office:value-type="float" office:value="0.45642857142857">
            <text:p>0,4564285714</text:p>
          </table:table-cell>
          <table:table-cell table:formula="of:=SUM([.E86:.E99])/14" office:value-type="float" office:value="0.777857142857142">
            <text:p>0,7778571429</text:p>
          </table:table-cell>
          <table:table-cell table:formula="of:=[.F99]/([.F99]+[.G99])" office:value-type="float" office:value="0.989371980676328">
            <text:p>0,9893719807</text:p>
          </table:table-cell>
          <table:table-cell table:formula="of:=IF([.G99]=0;100;100-(100/(1+[.H99])))" office:value-type="float" office:value="0">
            <text:p>#DIV/0!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6.8">
            <text:p>96,8</text:p>
          </table:table-cell>
          <table:table-cell table:formula="of:=[.B86]-[.B87]" office:value-type="float" office:value="-0.5">
            <text:p>-0,5</text:p>
          </table:table-cell>
          <table:table-cell table:formula="of:=IF([.C86]&gt;0;[.C86];0)" office:value-type="float" office:value="0">
            <text:p>0</text:p>
          </table:table-cell>
          <table:table-cell table:formula="of:=IF([.C86]&lt;0;-[.C86];0)" office:value-type="float" office:value="0.5">
            <text:p>0,5</text:p>
          </table:table-cell>
          <table:table-cell table:formula="of:=SUM([.D87:.D100])/14" office:value-type="float" office:value="0.45642857142857">
            <text:p>0,4564285714</text:p>
          </table:table-cell>
          <table:table-cell table:formula="of:=SUM([.E87:.E100])/14" office:value-type="float" office:value="0.820714285714285">
            <text:p>0,8207142857</text:p>
          </table:table-cell>
          <table:table-cell table:formula="of:=[.F100]/([.F100]+[.G100])" office:value-type="float" office:value="1">
            <text:p>1</text:p>
          </table:table-cell>
          <table:table-cell table:formula="of:=IF([.G100]=0;100;100-(100/(1+[.H100])))" office:value-type="float" office:value="100">
            <text:p>1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7.3">
            <text:p>97,3</text:p>
          </table:table-cell>
          <table:table-cell table:formula="of:=[.B87]-[.B88]" office:value-type="float" office:value="2.03999999999999">
            <text:p>2,04</text:p>
          </table:table-cell>
          <table:table-cell table:formula="of:=IF([.C87]&gt;0;[.C87];0)" office:value-type="float" office:value="2.03999999999999">
            <text:p>2,04</text:p>
          </table:table-cell>
          <table:table-cell table:formula="of:=IF([.C87]&lt;0;-[.C87];0)" office:value-type="float" office:value="0">
            <text:p>0</text:p>
          </table:table-cell>
          <table:table-cell table:formula="of:=SUM([.D88:.D101])/14" office:value-type="float" office:value="0.414285714285714">
            <text:p>0,4142857143</text:p>
          </table:table-cell>
          <table:table-cell table:formula="of:=SUM([.E88:.E101])/14" office:value-type="float" office:value="0.820714285714285">
            <text:p>0,8207142857</text:p>
          </table:table-cell>
          <table:table-cell table:formula="of:=[.F101]/([.F101]+[.G101])" office:value-type="float" office:value="1">
            <text:p>1</text:p>
          </table:table-cell>
          <table:table-cell table:formula="of:=IF([.G101]=0;100;100-(100/(1+[.H101])))" office:value-type="float" office:value="100">
            <text:p>1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5.26">
            <text:p>95,26</text:p>
          </table:table-cell>
          <table:table-cell table:formula="of:=[.B88]-[.B89]" office:value-type="float" office:value="-0.239999999999995">
            <text:p>-0,24</text:p>
          </table:table-cell>
          <table:table-cell table:formula="of:=IF([.C88]&gt;0;[.C88];0)" office:value-type="float" office:value="0">
            <text:p>0</text:p>
          </table:table-cell>
          <table:table-cell table:formula="of:=IF([.C88]&lt;0;-[.C88];0)" office:value-type="float" office:value="0.239999999999995">
            <text:p>0,24</text:p>
          </table:table-cell>
          <table:table-cell table:formula="of:=SUM([.D89:.D102])/14" office:value-type="float" office:value="7.625">
            <text:p>7,625</text:p>
          </table:table-cell>
          <table:table-cell table:formula="of:=SUM([.E89:.E102])/14" office:value-type="float" office:value="0.803571428571429">
            <text:p>0,8035714286</text:p>
          </table:table-cell>
          <table:table-cell table:formula="of:=[.F102]/([.F102]+[.G102])" office:value-type="float" office:value="0">
            <text:p>#DIV/0!</text:p>
          </table:table-cell>
          <table:table-cell table:formula="of:=IF([.G102]=0;100;100-(100/(1+[.H102])))" office:value-type="float" office:value="100">
            <text:p>1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5.5">
            <text:p>95,5</text:p>
          </table:table-cell>
          <table:table-cell table:formula="of:=[.B89]-[.B90]" office:value-type="float" office:value="-0.239999999999995">
            <text:p>-0,24</text:p>
          </table:table-cell>
          <table:table-cell table:formula="of:=IF([.C89]&gt;0;[.C89];0)" office:value-type="float" office:value="0">
            <text:p>0</text:p>
          </table:table-cell>
          <table:table-cell table:formula="of:=IF([.C89]&lt;0;-[.C89];0)" office:value-type="float" office:value="0.239999999999995">
            <text:p>0,24</text:p>
          </table:table-cell>
          <table:table-cell table:formula="of:=SUM([.D90:.D103])/14" office:value-type="float" office:value="7.625">
            <text:p>7,625</text:p>
          </table:table-cell>
          <table:table-cell table:formula="of:=SUM([.E90:.E103])/14" office:value-type="float" office:value="0.786428571428572">
            <text:p>0,7864285714</text:p>
          </table:table-cell>
          <table:table-cell table:formula="of:=[.F103]/([.F103]+[.G103])" office:value-type="float" office:value="0">
            <text:p>#DIV/0!</text:p>
          </table:table-cell>
          <table:table-cell table:formula="of:=IF([.G103]=0;100;100-(100/(1+[.H103])))" office:value-type="float" office:value="100">
            <text:p>1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5.74">
            <text:p>95,74</text:p>
          </table:table-cell>
          <table:table-cell table:formula="of:=[.B90]-[.B91]" office:value-type="float" office:value="-1.40000000000001">
            <text:p>-1,4</text:p>
          </table:table-cell>
          <table:table-cell table:formula="of:=IF([.C90]&gt;0;[.C90];0)" office:value-type="float" office:value="0">
            <text:p>0</text:p>
          </table:table-cell>
          <table:table-cell table:formula="of:=IF([.C90]&lt;0;-[.C90];0)" office:value-type="float" office:value="1.40000000000001">
            <text:p>1,4</text:p>
          </table:table-cell>
          <table:table-cell table:formula="of:=SUM([.D91:.D104])/14" office:value-type="float" office:value="7.625">
            <text:p>7,625</text:p>
          </table:table-cell>
          <table:table-cell table:formula="of:=SUM([.E91:.E104])/14" office:value-type="float" office:value="0.686428571428571">
            <text:p>0,6864285714</text:p>
          </table:table-cell>
          <table:table-cell table:formula="of:=[.F104]/([.F104]+[.G104])" office:value-type="float" office:value="0">
            <text:p>#DIV/0!</text:p>
          </table:table-cell>
          <table:table-cell table:formula="of:=IF([.G104]=0;100;100-(100/(1+[.H104])))" office:value-type="float" office:value="100">
            <text:p>1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7.14">
            <text:p>97,14</text:p>
          </table:table-cell>
          <table:table-cell table:formula="of:=[.B91]-[.B92]" office:value-type="float" office:value="-5.70999999999999">
            <text:p>-5,71</text:p>
          </table:table-cell>
          <table:table-cell table:formula="of:=IF([.C91]&gt;0;[.C91];0)" office:value-type="float" office:value="0">
            <text:p>0</text:p>
          </table:table-cell>
          <table:table-cell table:formula="of:=IF([.C91]&lt;0;-[.C91];0)" office:value-type="float" office:value="5.70999999999999">
            <text:p>5,71</text:p>
          </table:table-cell>
          <table:table-cell table:formula="of:=SUM([.D92:.D105])/14" office:value-type="float" office:value="7.625">
            <text:p>7,625</text:p>
          </table:table-cell>
          <table:table-cell table:formula="of:=SUM([.E92:.E105])/14" office:value-type="float" office:value="0.278571428571429">
            <text:p>0,2785714286</text:p>
          </table:table-cell>
          <table:table-cell table:formula="of:=[.F105]/([.F105]+[.G105])" office:value-type="float" office:value="0">
            <text:p>#DIV/0!</text:p>
          </table:table-cell>
          <table:table-cell table:formula="of:=IF([.G105]=0;100;100-(100/(1+[.H105])))" office:value-type="float" office:value="100">
            <text:p>1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2.85">
            <text:p>102,85</text:p>
          </table:table-cell>
          <table:table-cell table:formula="of:=[.B92]-[.B93]" office:value-type="float" office:value="0.599999999999994">
            <text:p>0,6</text:p>
          </table:table-cell>
          <table:table-cell table:formula="of:=IF([.C92]&gt;0;[.C92];0)" office:value-type="float" office:value="0.599999999999994">
            <text:p>0,6</text:p>
          </table:table-cell>
          <table:table-cell table:formula="of:=IF([.C92]&lt;0;-[.C92];0)" office:value-type="float" office:value="0">
            <text:p>0</text:p>
          </table:table-cell>
          <table:table-cell table:formula="of:=SUM([.D93:.D106])/14" office:value-type="float" office:value="7.58214285714286">
            <text:p>7,5821428571</text:p>
          </table:table-cell>
          <table:table-cell table:formula="of:=SUM([.E93:.E106])/14" office:value-type="float" office:value="0.278571428571429">
            <text:p>0,2785714286</text:p>
          </table:table-cell>
          <table:table-cell table:formula="of:=[.F106]/([.F106]+[.G106])" office:value-type="float" office:value="0">
            <text:p>#DIV/0!</text:p>
          </table:table-cell>
          <table:table-cell table:formula="of:=IF([.G106]=0;100;100-(100/(1+[.H106])))" office:value-type="float" office:value="100">
            <text:p>1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2.25">
            <text:p>102,25</text:p>
          </table:table-cell>
          <table:table-cell table:formula="of:=[.B93]-[.B94]" office:value-type="float" office:value="-0.599999999999994">
            <text:p>-0,6</text:p>
          </table:table-cell>
          <table:table-cell table:formula="of:=IF([.C93]&gt;0;[.C93];0)" office:value-type="float" office:value="0">
            <text:p>0</text:p>
          </table:table-cell>
          <table:table-cell table:formula="of:=IF([.C93]&lt;0;-[.C93];0)" office:value-type="float" office:value="0.599999999999994">
            <text:p>0,6</text:p>
          </table:table-cell>
          <table:table-cell table:formula="of:=SUM([.D94:.D107])/14" office:value-type="float" office:value="7.58214285714286">
            <text:p>7,5821428571</text:p>
          </table:table-cell>
          <table:table-cell table:formula="of:=SUM([.E94:.E107])/14" office:value-type="float" office:value="0.235714285714287">
            <text:p>0,2357142857</text:p>
          </table:table-cell>
          <table:table-cell table:formula="of:=[.F107]/([.F107]+[.G107])" office:value-type="float" office:value="0">
            <text:p>#DIV/0!</text:p>
          </table:table-cell>
          <table:table-cell table:formula="of:=IF([.G107]=0;100;100-(100/(1+[.H107])))" office:value-type="float" office:value="100">
            <text:p>1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2.85">
            <text:p>102,85</text:p>
          </table:table-cell>
          <table:table-cell table:formula="of:=[.B94]-[.B95]" office:value-type="float" office:value="1.69999999999999">
            <text:p>1,7</text:p>
          </table:table-cell>
          <table:table-cell table:formula="of:=IF([.C94]&gt;0;[.C94];0)" office:value-type="float" office:value="1.69999999999999">
            <text:p>1,7</text:p>
          </table:table-cell>
          <table:table-cell table:formula="of:=IF([.C94]&lt;0;-[.C94];0)" office:value-type="float" office:value="0">
            <text:p>0</text:p>
          </table:table-cell>
          <table:table-cell table:formula="of:=SUM([.D95:.D108])/14" office:value-type="float" office:value="7.46071428571429">
            <text:p>7,4607142857</text:p>
          </table:table-cell>
          <table:table-cell table:formula="of:=SUM([.E95:.E108])/14" office:value-type="float" office:value="0.235714285714287">
            <text:p>0,2357142857</text:p>
          </table:table-cell>
          <table:table-cell table:formula="of:=[.F108]/([.F108]+[.G108])" office:value-type="float" office:value="0">
            <text:p>#DIV/0!</text:p>
          </table:table-cell>
          <table:table-cell table:formula="of:=IF([.G108]=0;100;100-(100/(1+[.H108])))" office:value-type="float" office:value="100">
            <text:p>1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1.15">
            <text:p>101,15</text:p>
          </table:table-cell>
          <table:table-cell table:formula="of:=[.B95]-[.B96]" office:value-type="float" office:value="0.200000000000003">
            <text:p>0,2</text:p>
          </table:table-cell>
          <table:table-cell table:formula="of:=IF([.C95]&gt;0;[.C95];0)" office:value-type="float" office:value="0.200000000000003">
            <text:p>0,2</text:p>
          </table:table-cell>
          <table:table-cell table:formula="of:=IF([.C95]&lt;0;-[.C95];0)" office:value-type="float" office:value="0">
            <text:p>0</text:p>
          </table:table-cell>
          <table:table-cell table:formula="of:=SUM([.D96:.D109])/14" office:value-type="float" office:value="7.44642857142857">
            <text:p>7,4464285714</text:p>
          </table:table-cell>
          <table:table-cell table:formula="of:=SUM([.E96:.E109])/14" office:value-type="float" office:value="0.235714285714287">
            <text:p>0,2357142857</text:p>
          </table:table-cell>
          <table:table-cell table:formula="of:=[.F109]/([.F109]+[.G109])" office:value-type="float" office:value="0">
            <text:p>#DIV/0!</text:p>
          </table:table-cell>
          <table:table-cell table:formula="of:=IF([.G109]=0;100;100-(100/(1+[.H109])))" office:value-type="float" office:value="100">
            <text:p>1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.95">
            <text:p>100,95</text:p>
          </table:table-cell>
          <table:table-cell table:formula="of:=[.B96]-[.B97]" office:value-type="float" office:value="-2.2">
            <text:p>-2,2</text:p>
          </table:table-cell>
          <table:table-cell table:formula="of:=IF([.C96]&gt;0;[.C96];0)" office:value-type="float" office:value="0">
            <text:p>0</text:p>
          </table:table-cell>
          <table:table-cell table:formula="of:=IF([.C96]&lt;0;-[.C96];0)" office:value-type="float" office:value="2.2">
            <text:p>2,2</text:p>
          </table:table-cell>
          <table:table-cell table:formula="of:=SUM([.D97:.D110])/14" office:value-type="float" office:value="7.44642857142857">
            <text:p>7,4464285714</text:p>
          </table:table-cell>
          <table:table-cell table:formula="of:=SUM([.E97:.E110])/14" office:value-type="float" office:value="0.0785714285714292">
            <text:p>0,0785714286</text:p>
          </table:table-cell>
          <table:table-cell table:formula="of:=[.F110]/([.F110]+[.G110])" office:value-type="float" office:value="0">
            <text:p>#DIV/0!</text:p>
          </table:table-cell>
          <table:table-cell table:formula="of:=IF([.G110]=0;100;100-(100/(1+[.H110])))"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3.15">
            <text:p>103,15</text:p>
          </table:table-cell>
          <table:table-cell table:formula="of:=[.B97]-[.B98]" office:value-type="float" office:value="1.10000000000001">
            <text:p>1,1</text:p>
          </table:table-cell>
          <table:table-cell table:formula="of:=IF([.C97]&gt;0;[.C97];0)" office:value-type="float" office:value="1.10000000000001">
            <text:p>1,1</text:p>
          </table:table-cell>
          <table:table-cell table:formula="of:=IF([.C97]&lt;0;-[.C97];0)" office:value-type="float" office:value="0">
            <text:p>0</text:p>
          </table:table-cell>
          <table:table-cell table:formula="of:=SUM([.D98:.D111])/14" office:value-type="float" office:value="7.36785714285714">
            <text:p>7,3678571429</text:p>
          </table:table-cell>
          <table:table-cell table:formula="of:=SUM([.E98:.E111])/14" office:value-type="float" office:value="0.0785714285714292">
            <text:p>0,0785714286</text:p>
          </table:table-cell>
          <table:table-cell table:formula="of:=[.F111]/([.F111]+[.G111])" office:value-type="float" office:value="0">
            <text:p>#DIV/0!</text:p>
          </table:table-cell>
          <table:table-cell table:formula="of:=IF([.G111]=0;100;100-(100/(1+[.H111])))"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2.05">
            <text:p>102,05</text:p>
          </table:table-cell>
          <table:table-cell table:formula="of:=[.B98]-[.B99]" office:value-type="float" office:value="0.649999999999992">
            <text:p>0,65</text:p>
          </table:table-cell>
          <table:table-cell table:formula="of:=IF([.C98]&gt;0;[.C98];0)" office:value-type="float" office:value="0.649999999999992">
            <text:p>0,65</text:p>
          </table:table-cell>
          <table:table-cell table:formula="of:=IF([.C98]&lt;0;-[.C98];0)" office:value-type="float" office:value="0">
            <text:p>0</text:p>
          </table:table-cell>
          <table:table-cell table:formula="of:=SUM([.D99:.D112])/14" office:value-type="float" office:value="7.32142857142857">
            <text:p>7,3214285714</text:p>
          </table:table-cell>
          <table:table-cell table:formula="of:=SUM([.E99:.E112])/14" office:value-type="float" office:value="0.0785714285714292">
            <text:p>0,0785714286</text:p>
          </table:table-cell>
          <table:table-cell table:formula="of:=[.F112]/([.F112]+[.G112])" office:value-type="float" office:value="0">
            <text:p>#DIV/0!</text:p>
          </table:table-cell>
          <table:table-cell table:formula="of:=IF([.G112]=0;100;100-(100/(1+[.H112])))" office:value-type="float" office:value="100">
            <text:p>1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1.4">
            <text:p>101,4</text:p>
          </table:table-cell>
          <table:table-cell table:formula="of:=[.B99]-[.B100]" office:value-type="float" office:value="0.100000000000009">
            <text:p>0,1</text:p>
          </table:table-cell>
          <table:table-cell table:formula="of:=IF([.C99]&gt;0;[.C99];0)" office:value-type="float" office:value="0.100000000000009">
            <text:p>0,1</text:p>
          </table:table-cell>
          <table:table-cell table:formula="of:=IF([.C99]&lt;0;-[.C99];0)" office:value-type="float" office:value="0">
            <text:p>0</text:p>
          </table:table-cell>
          <table:table-cell table:formula="of:=SUM([.D100:.D113])/14" office:value-type="float" office:value="7.31428571428572">
            <text:p>7,3142857143</text:p>
          </table:table-cell>
          <table:table-cell table:formula="of:=SUM([.E100:.E113])/14" office:value-type="float" office:value="0.0785714285714292">
            <text:p>0,0785714286</text:p>
          </table:table-cell>
          <table:table-cell table:formula="of:=[.F113]/([.F113]+[.G113])" office:value-type="float" office:value="0">
            <text:p>#DIV/0!</text:p>
          </table:table-cell>
          <table:table-cell table:formula="of:=IF([.G113]=0;100;100-(100/(1+[.H113])))" office:value-type="float" office:value="100">
            <text:p>1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1.3">
            <text:p>101,3</text:p>
          </table:table-cell>
          <table:table-cell table:formula="of:=[.B100]-[.B101]" office:value-type="float" office:value="-1.10000000000001">
            <text:p>-1,1</text:p>
          </table:table-cell>
          <table:table-cell table:formula="of:=IF([.C100]&gt;0;[.C100];0)" office:value-type="float" office:value="0">
            <text:p>0</text:p>
          </table:table-cell>
          <table:table-cell table:formula="of:=IF([.C100]&lt;0;-[.C100];0)" office:value-type="float" office:value="1.10000000000001">
            <text:p>1,1</text:p>
          </table:table-cell>
          <table:table-cell table:formula="of:=SUM([.D101:.D114])/14" office:value-type="float" office:value="7.31428571428572">
            <text:p>7,3142857143</text:p>
          </table:table-cell>
          <table:table-cell table:formula="of:=SUM([.E101:.E114])/14" office:value-type="float" office:value="0">
            <text:p>0</text:p>
          </table:table-cell>
          <table:table-cell table:formula="of:=[.F114]/([.F114]+[.G114])" office:value-type="float" office:value="0">
            <text:p>#DIV/0!</text:p>
          </table:table-cell>
          <table:table-cell table:formula="of:=IF([.G114]=0;100;100-(100/(1+[.H114])))" office:value-type="float" office:value="100">
            <text:p>1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2.4">
            <text:p>102,4</text:p>
          </table:table-cell>
          <table:table-cell table:formula="of:=[.B101]-[.B102]" office:value-type="float" office:value="1.45">
            <text:p>1,45</text:p>
          </table:table-cell>
          <table:table-cell table:formula="of:=IF([.C101]&gt;0;[.C101];0)" office:value-type="float" office:value="1.45">
            <text:p>1,45</text:p>
          </table:table-cell>
          <table:table-cell table:formula="of:=IF([.C101]&lt;0;-[.C101];0)" office:value-type="float" office:value="0">
            <text:p>0</text:p>
          </table:table-cell>
          <table:table-cell table:formula="of:=SUM([.D102:.D115])/14" office:value-type="float" office:value="7.21071428571429">
            <text:p>7,2107142857</text:p>
          </table:table-cell>
          <table:table-cell table:formula="of:=SUM([.E102:.E115])/14" office:value-type="float" office:value="0">
            <text:p>0</text:p>
          </table:table-cell>
          <table:table-cell table:formula="of:=[.F115]/([.F115]+[.G115])" office:value-type="float" office:value="0">
            <text:p>#DIV/0!</text:p>
          </table:table-cell>
          <table:table-cell table:formula="of:=IF([.G115]=0;100;100-(100/(1+[.H115])))"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.95">
            <text:p>100,95</text:p>
          </table:table-cell>
          <table:table-cell table:formula="of:=[.B102]-[.B103]" office:value-type="float" office:value="100.95">
            <text:p>100,95</text:p>
          </table:table-cell>
          <table:table-cell table:formula="of:=IF([.C102]&gt;0;[.C102];0)" office:value-type="float" office:value="100.95">
            <text:p>100,95</text:p>
          </table:table-cell>
          <table:table-cell table:formula="of:=IF([.C102]&lt;0;-[.C102];0)" office:value-type="float" office:value="0">
            <text:p>0</text:p>
          </table:table-cell>
          <table:table-cell table:formula="of:=SUM([.D103:.D116])/14" office:value-type="float" office:value="0">
            <text:p>0</text:p>
          </table:table-cell>
          <table:table-cell table:formula="of:=SUM([.E103:.E116])/14" office:value-type="float" office:value="0">
            <text:p>0</text:p>
          </table:table-cell>
          <table:table-cell table:formula="of:=[.F116]/([.F116]+[.G116])" office:value-type="float" office:value="0">
            <text:p>#DIV/0!</text:p>
          </table:table-cell>
          <table:table-cell table:formula="of:=IF([.G116]=0;100;100-(100/(1+[.H116]))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12.12.2020</text:date>, <text:time>15:1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8:05:54.889000000</meta:creation-date>
    <dc:date>2020-12-12T15:13:06.80</dc:date>
    <meta:editing-duration>PT1H42M1S</meta:editing-duration>
    <meta:editing-cycles>5</meta:editing-cycles>
    <meta:generator>OpenOffice/4.1.7$Win32 OpenOffice.org_project/417m1$Build-9800</meta:generator>
    <meta:document-statistic meta:table-count="1" meta:cell-count="953" meta:object-count="0"/>
  </office:meta>
</office:document-meta>
</file>